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monospace"/>
    <style:font-face style:name="DejaVu Serif" svg:font-family="'DejaVu Serif', Georgia, 'Times New Roman', Times, serif"/>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Source Sans Pro" svg:font-family="'Source Sans Pro', Helvetica, Arial, sans-serif"/>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3.1" style:family="table-row">
      <style:table-row-properties style:min-row-height="0.6861in"/>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P1" style:family="paragraph" style:parent-style-name="Standard">
      <style:text-properties fo:font-weight="bold" officeooo:rsid="003942dc" officeooo:paragraph-rsid="003942dc" style:font-weight-asian="bold"/>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3942dc"/>
    </style:style>
    <style:style style:name="P5" style:family="paragraph" style:parent-style-name="Standard">
      <style:paragraph-properties fo:text-align="end" style:justify-single-word="false"/>
      <style:text-properties officeooo:paragraph-rsid="003942dc"/>
    </style:style>
    <style:style style:name="P6" style:family="paragraph" style:parent-style-name="Standard">
      <style:paragraph-properties fo:margin-top="0in" fo:margin-bottom="0in" style:contextual-spacing="false" fo:line-height="100%"/>
    </style:style>
    <style:style style:name="P7" style:family="paragraph" style:parent-style-name="Standard">
      <style:paragraph-properties fo:margin-top="0in" fo:margin-bottom="0in" style:contextual-spacing="false" fo:line-height="100%"/>
      <style:text-properties officeooo:paragraph-rsid="011a9129"/>
    </style:style>
    <style:style style:name="P8" style:family="paragraph" style:parent-style-name="Standard">
      <style:paragraph-properties fo:margin-top="0in" fo:margin-bottom="0in" style:contextual-spacing="false" fo:line-height="100%"/>
      <style:text-properties officeooo:rsid="00191a75" officeooo:paragraph-rsid="00191a75"/>
    </style:style>
    <style:style style:name="P9" style:family="paragraph" style:parent-style-name="Standard">
      <style:paragraph-properties fo:margin-top="0in" fo:margin-bottom="0in" style:contextual-spacing="false" fo:line-height="100%"/>
      <style:text-properties officeooo:rsid="0068480f" officeooo:paragraph-rsid="0068480f"/>
    </style:style>
    <style:style style:name="P10" style:family="paragraph" style:parent-style-name="Standard">
      <style:paragraph-properties fo:margin-top="0in" fo:margin-bottom="0in" style:contextual-spacing="false" fo:line-height="100%"/>
      <style:text-properties officeooo:rsid="00756bda" officeooo:paragraph-rsid="00756bda"/>
    </style:style>
    <style:style style:name="P11" style:family="paragraph" style:parent-style-name="Heading_20_1">
      <style:text-properties officeooo:paragraph-rsid="00fffa77"/>
    </style:style>
    <style:style style:name="P12" style:family="paragraph" style:parent-style-name="Standard">
      <style:paragraph-properties fo:margin-top="0in" fo:margin-bottom="0in" style:contextual-spacing="false" fo:line-height="100%"/>
      <style:text-properties officeooo:rsid="00f8edd0" officeooo:paragraph-rsid="00f8edd0"/>
    </style:style>
    <style:style style:name="P13" style:family="paragraph" style:parent-style-name="Standard">
      <style:text-properties officeooo:rsid="00cb74a5" officeooo:paragraph-rsid="00cb74a5"/>
    </style:style>
    <style:style style:name="P14" style:family="paragraph" style:parent-style-name="Standard">
      <style:text-properties officeooo:paragraph-rsid="010e8d1b"/>
    </style:style>
    <style:style style:name="P15" style:family="paragraph" style:parent-style-name="Heading_20_1">
      <style:text-properties officeooo:rsid="00fffa77" officeooo:paragraph-rsid="00fffa77"/>
    </style:style>
    <style:style style:name="P16" style:family="paragraph" style:parent-style-name="Standard">
      <style:paragraph-properties fo:margin-top="0in" fo:margin-bottom="0in" style:contextual-spacing="false" fo:line-height="100%"/>
      <style:text-properties officeooo:rsid="011334c9"/>
    </style:style>
    <style:style style:name="P17" style:family="paragraph" style:parent-style-name="Standard">
      <style:text-properties officeooo:rsid="00fa9744" officeooo:paragraph-rsid="00fa9744"/>
    </style:style>
    <style:style style:name="P18" style:family="paragraph" style:parent-style-name="Heading_20_1">
      <style:text-properties officeooo:rsid="010e8d1b"/>
    </style:style>
    <style:style style:name="P19" style:family="paragraph" style:parent-style-name="Heading_20_1">
      <style:text-properties officeooo:rsid="016f0c64" officeooo:paragraph-rsid="016f0c64"/>
    </style:style>
    <style:style style:name="P20" style:family="paragraph" style:parent-style-name="Heading_20_1">
      <style:text-properties style:use-window-font-color="true" loext:opacity="0%" style:font-name="Calibri" fo:font-size="11pt" fo:language="en" fo:country="US" fo:font-weight="normal" officeooo:rsid="0172e6d5" officeooo:paragraph-rsid="0172e6d5"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1" style:family="paragraph" style:parent-style-name="Standard">
      <style:text-properties style:use-window-font-color="true" loext:opacity="0%" style:font-name="Calibri" fo:font-size="11pt" fo:language="en" fo:country="US" fo:font-weight="normal" officeooo:rsid="01750c5b" officeooo:paragraph-rsid="01750c5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2" style:family="paragraph" style:parent-style-name="Standard">
      <style:paragraph-properties fo:margin-left="0in" fo:margin-right="0in" fo:text-indent="0in" style:auto-text-indent="false"/>
      <style:text-properties style:use-window-font-color="true" loext:opacity="0%" style:font-name="Calibri" fo:font-size="11pt" fo:font-weight="normal" officeooo:paragraph-rsid="017bae7f"/>
    </style:style>
    <style:style style:name="P23" style:family="paragraph" style:parent-style-name="Text_20_body">
      <loext:graphic-properties draw:fill="none" draw:fill-color="#ffffff"/>
      <style:paragraph-properties fo:margin-top="0in" fo:margin-bottom="0in" style:contextual-spacing="false" style:line-height-at-least="0.1354in" fo:text-align="start" style:justify-single-word="false" fo:orphans="2" fo:widows="2" fo:background-color="transparent"/>
      <style:text-properties fo:font-variant="normal" fo:text-transform="none" fo:color="#222222" loext:opacity="100%" style:font-name="Arial" fo:font-size="12pt" fo:letter-spacing="normal" fo:language="en" fo:country="US" fo:font-style="italic" fo:font-weight="bold" officeooo:rsid="01364b18" officeooo:paragraph-rsid="013f0f85"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24" style:family="paragraph" style:parent-style-name="Standard">
      <style:text-properties fo:font-variant="normal" fo:text-transform="none" fo:color="#222222" loext:opacity="100%" style:font-name="Arial" fo:font-size="12pt" fo:letter-spacing="normal" fo:language="en" fo:country="US" fo:font-style="normal" fo:font-weight="normal" officeooo:rsid="0184f36e" officeooo:paragraph-rsid="0184f36e"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25" style:family="paragraph" style:parent-style-name="Quotations">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 fo:font-size="12pt" fo:letter-spacing="normal" fo:font-style="normal" fo:font-weight="normal" officeooo:paragraph-rsid="0141686a" fo:background-color="transparent"/>
    </style:style>
    <style:style style:name="P26" style:family="paragraph" style:parent-style-name="Standard">
      <style:paragraph-properties fo:margin-top="0in" fo:margin-bottom="0in" style:contextual-spacing="false" fo:line-height="100%"/>
      <style:text-properties fo:font-variant="normal" fo:text-transform="none" fo:color="#333333" loext:opacity="100%" style:font-name="Source Sans Pro" fo:font-size="12pt" fo:letter-spacing="normal" fo:font-style="normal" fo:font-weight="normal" officeooo:rsid="00f8edd0" officeooo:paragraph-rsid="00f8edd0" fo:background-color="#ffff00"/>
    </style:style>
    <style:style style:name="P27" style:family="paragraph" style:parent-style-name="Standard">
      <style:paragraph-properties fo:margin-left="0.5in" fo:margin-right="0in" fo:text-indent="0in" style:auto-text-indent="false"/>
      <style:text-properties fo:font-variant="normal" fo:text-transform="none" fo:color="#474747" loext:opacity="100%" style:font-name="DejaVu Serif" fo:font-size="10.5pt" fo:letter-spacing="normal" fo:font-style="normal" fo:font-weight="normal" officeooo:rsid="0130d45a" officeooo:paragraph-rsid="0130d45a"/>
    </style:style>
    <style:style style:name="P28"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style>
    <style:style style:name="P29" style:family="paragraph" style:parent-style-name="Quotations">
      <loext:graphic-properties draw:fill="none" draw:fill-color="#ffffff"/>
      <style:paragraph-properties fo:margin-left="0in" fo:margin-right="0.3937in" fo:margin-top="0in" fo:margin-bottom="0in" style:contextual-spacing="false" style:line-height-at-least="0.1354in" fo:orphans="2" fo:widows="2" fo:text-indent="0in" style:auto-text-indent="false" fo:background-color="transparent"/>
      <style:text-properties officeooo:rsid="0141686a" officeooo:paragraph-rsid="016bedea"/>
    </style:style>
    <style:style style:name="P30" style:family="paragraph" style:parent-style-name="Standard">
      <style:paragraph-properties fo:margin-top="0in" fo:margin-bottom="0in" style:contextual-spacing="false" fo:line-height="100%" fo:text-align="start" style:justify-single-word="false"/>
      <style:text-properties officeooo:rsid="012a7bf5" officeooo:paragraph-rsid="012a7bf5"/>
    </style:style>
    <style:style style:name="P31" style:family="paragraph" style:parent-style-name="Standard">
      <style:paragraph-properties fo:margin-top="0in" fo:margin-bottom="0in" style:contextual-spacing="false" fo:line-height="100%"/>
      <style:text-properties fo:font-size="12pt" fo:font-weight="normal" officeooo:rsid="00196647" officeooo:paragraph-rsid="012a7bf5" fo:background-color="transparent" style:font-size-asian="10.5pt" style:font-weight-asian="normal" style:font-size-complex="12pt" style:font-weight-complex="normal"/>
    </style:style>
    <style:style style:name="P32" style:family="paragraph" style:parent-style-name="Standard">
      <style:text-properties fo:font-size="12pt" fo:font-weight="normal" officeooo:rsid="00155e7f" officeooo:paragraph-rsid="016f0c64" style:font-size-asian="10.5pt" style:font-weight-asian="normal" style:font-size-complex="12pt" style:font-weight-complex="normal"/>
    </style:style>
    <style:style style:name="P33" style:family="paragraph" style:parent-style-name="Standard">
      <style:text-properties fo:font-size="12pt" fo:font-weight="normal" officeooo:rsid="016f0c64" officeooo:paragraph-rsid="016fba3d" style:font-size-asian="10.5pt" style:font-weight-asian="normal" style:font-size-complex="12pt" style:font-weight-complex="normal"/>
    </style:style>
    <style:style style:name="P34" style:family="paragraph" style:parent-style-name="Standard">
      <style:paragraph-properties fo:margin-top="0in" fo:margin-bottom="0in" style:contextual-spacing="false" fo:line-height="100%"/>
      <style:text-properties officeooo:rsid="00191a75" officeooo:paragraph-rsid="00191a75" fo:background-color="#ffff00"/>
    </style:style>
    <style:style style:name="P35" style:family="paragraph" style:parent-style-name="Standard">
      <style:text-properties officeooo:paragraph-rsid="012ce051"/>
    </style:style>
    <style:style style:name="P36" style:family="paragraph" style:parent-style-name="Standard">
      <style:paragraph-properties fo:margin-left="0.5in" fo:margin-right="0in" fo:text-indent="0in" style:auto-text-indent="false"/>
      <style:text-properties officeooo:paragraph-rsid="012ce051"/>
    </style:style>
    <style:style style:name="P37" style:family="paragraph" style:parent-style-name="Standard">
      <style:text-properties officeooo:rsid="012d21e6" officeooo:paragraph-rsid="0130d45a"/>
    </style:style>
    <style:style style:name="P38" style:family="paragraph" style:parent-style-name="Standard">
      <style:paragraph-properties fo:margin-left="0.5in" fo:margin-right="0in" fo:text-indent="0in" style:auto-text-indent="false"/>
      <style:text-properties officeooo:rsid="012d21e6" officeooo:paragraph-rsid="0130d45a"/>
    </style:style>
    <style:style style:name="P39" style:family="paragraph" style:parent-style-name="Standard">
      <style:paragraph-properties fo:margin-top="0in" fo:margin-bottom="0in" style:contextual-spacing="false" fo:line-height="100%"/>
      <style:text-properties officeooo:rsid="012abc5d" officeooo:paragraph-rsid="012abc5d" fo:background-color="transparent"/>
    </style:style>
    <style:style style:name="P40" style:family="paragraph" style:parent-style-name="Standard">
      <style:paragraph-properties fo:margin-top="0in" fo:margin-bottom="0in" style:contextual-spacing="false"/>
      <style:text-properties officeooo:rsid="014e4615" officeooo:paragraph-rsid="014e4615" fo:background-color="transparent"/>
    </style:style>
    <style:style style:name="P41" style:family="paragraph" style:parent-style-name="Standard">
      <style:paragraph-properties fo:margin-top="0in" fo:margin-bottom="0in" style:contextual-spacing="false" fo:line-height="100%"/>
      <style:text-properties fo:background-color="transparent"/>
    </style:style>
    <style:style style:name="P42" style:family="paragraph" style:parent-style-name="Standard">
      <style:paragraph-properties fo:margin-top="0in" fo:margin-bottom="0in" style:contextual-spacing="false" fo:line-height="100%"/>
      <style:text-properties officeooo:rsid="00f8edd0" officeooo:paragraph-rsid="015c505b" fo:background-color="transparent"/>
    </style:style>
    <style:style style:name="P43" style:family="paragraph" style:parent-style-name="Standard">
      <style:text-properties officeooo:rsid="0133f548" officeooo:paragraph-rsid="0133f548" fo:background-color="transparent"/>
    </style:style>
    <style:style style:name="P44" style:family="paragraph" style:parent-style-name="Standard">
      <style:text-properties officeooo:rsid="0109b0b0" officeooo:paragraph-rsid="01370b87"/>
    </style:style>
    <style:style style:name="P45" style:family="paragraph" style:parent-style-name="Standard">
      <style:text-properties officeooo:rsid="0109b0b0" officeooo:paragraph-rsid="01389e2e"/>
    </style:style>
    <style:style style:name="P46" style:family="paragraph" style:parent-style-name="Standard">
      <style:paragraph-properties fo:margin-top="0in" fo:margin-bottom="0in" style:contextual-spacing="false" fo:line-height="100%"/>
      <style:text-properties officeooo:rsid="012ec8af" officeooo:paragraph-rsid="012ec8af"/>
    </style:style>
    <style:style style:name="P47" style:family="paragraph" style:parent-style-name="Standard">
      <style:text-properties officeooo:rsid="012ec8af" officeooo:paragraph-rsid="01153490"/>
    </style:style>
    <style:style style:name="P48" style:family="paragraph" style:parent-style-name="Standard">
      <style:text-properties officeooo:rsid="0103cf3d" officeooo:paragraph-rsid="016e26c4"/>
    </style:style>
    <style:style style:name="P49" style:family="paragraph" style:parent-style-name="Standard">
      <style:text-properties officeooo:rsid="0130d45a" officeooo:paragraph-rsid="0130d45a"/>
    </style:style>
    <style:style style:name="P50" style:family="paragraph" style:parent-style-name="Standard">
      <style:text-properties officeooo:rsid="01323028" officeooo:paragraph-rsid="01323028"/>
    </style:style>
    <style:style style:name="P51" style:family="paragraph" style:parent-style-name="Standard">
      <style:text-properties officeooo:rsid="0145a8cb" officeooo:paragraph-rsid="0145a8cb"/>
    </style:style>
    <style:style style:name="P52" style:family="paragraph" style:parent-style-name="Standard">
      <style:paragraph-properties fo:text-align="center" style:justify-single-word="false"/>
      <style:text-properties officeooo:rsid="014fff70" officeooo:paragraph-rsid="014fff70"/>
    </style:style>
    <style:style style:name="P53" style:family="paragraph" style:parent-style-name="Standard">
      <style:paragraph-properties fo:margin-top="0in" fo:margin-bottom="0in" style:contextual-spacing="false"/>
      <style:text-properties officeooo:paragraph-rsid="015c58a3"/>
    </style:style>
    <style:style style:name="P54" style:family="paragraph" style:parent-style-name="Standard">
      <style:paragraph-properties fo:margin-top="0in" fo:margin-bottom="0in" style:contextual-spacing="false" fo:line-height="100%"/>
      <style:text-properties fo:color="#ce181e" loext:opacity="100%" fo:font-weight="bold" officeooo:rsid="00f8edd0" officeooo:paragraph-rsid="016c1e22" style:font-weight-asian="bold" style:font-weight-complex="bold"/>
    </style:style>
    <style:style style:name="P55" style:family="paragraph" style:parent-style-name="Standard">
      <style:paragraph-properties fo:margin-top="0in" fo:margin-bottom="0in" style:contextual-spacing="false" fo:line-height="100%"/>
      <style:text-properties fo:color="#ce181e" loext:opacity="100%" fo:font-weight="bold" officeooo:rsid="016c1e22" officeooo:paragraph-rsid="016c1e22" style:font-weight-asian="bold" style:font-weight-complex="bold"/>
    </style:style>
    <style:style style:name="P56"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text-properties officeooo:rsid="01364b18" officeooo:paragraph-rsid="01364b18"/>
    </style:style>
    <style:style style:name="P57"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text-properties officeooo:rsid="013dafe6" officeooo:paragraph-rsid="013dafe6"/>
    </style:style>
    <style:style style:name="P58" style:family="paragraph" style:parent-style-name="Standard">
      <style:paragraph-properties fo:margin-top="0in" fo:margin-bottom="0in" style:contextual-spacing="false" fo:line-height="100%"/>
      <style:text-properties officeooo:rsid="00d76dcf" officeooo:paragraph-rsid="00f66471"/>
    </style:style>
    <style:style style:name="P59" style:family="paragraph" style:parent-style-name="Heading_20_1">
      <style:text-properties fo:color="#365f91" loext:opacity="100%" style:font-name="Cambria" fo:font-size="14pt" fo:language="en" fo:country="US" fo:font-weight="bold"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60" style:family="paragraph" style:parent-style-name="Heading_20_1">
      <style:text-properties fo:color="#365f91" loext:opacity="100%" style:font-name="Cambria" fo:font-size="14pt" fo:language="en" fo:country="US" fo:font-weight="bold" officeooo:paragraph-rsid="0135e924"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61" style:family="paragraph" style:parent-style-name="Heading_20_1">
      <style:text-properties officeooo:rsid="01769e0c" officeooo:paragraph-rsid="01769e0c"/>
    </style:style>
    <style:style style:name="P62"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 fo:font-size="12pt" fo:letter-spacing="normal" fo:font-style="normal" fo:font-weight="normal" officeooo:rsid="013f0f85" officeooo:paragraph-rsid="0141686a"/>
    </style:style>
    <style:style style:name="P63"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 fo:font-size="12pt" fo:letter-spacing="normal" fo:font-style="normal" fo:font-weight="normal" officeooo:rsid="013f41a6" officeooo:paragraph-rsid="013f41a6"/>
    </style:style>
    <style:style style:name="P64"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fo:letter-spacing="normal" officeooo:paragraph-rsid="013f41a6"/>
    </style:style>
    <style:style style:name="P65"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officeooo:paragraph-rsid="0141686a"/>
    </style:style>
    <style:style style:name="P66" style:family="paragraph" style:parent-style-name="Standard" style:list-style-name="L1">
      <style:paragraph-properties fo:margin-top="0in" fo:margin-bottom="0in" style:contextual-spacing="false"/>
      <style:text-properties fo:font-variant="normal" fo:text-transform="none" fo:color="#222222" loext:opacity="100%" style:font-name="Arial" fo:font-size="11pt" fo:letter-spacing="normal" fo:font-style="normal" fo:font-weight="normal" officeooo:paragraph-rsid="015c58a3" fo:background-color="transparent" style:font-size-asian="11pt" style:font-weight-asian="bold" style:font-size-complex="11pt" style:font-weight-complex="bold"/>
    </style:style>
    <style:style style:name="P67" style:family="paragraph" style:parent-style-name="Standard" style:list-style-name="L1">
      <style:paragraph-properties fo:margin-top="0in" fo:margin-bottom="0in" style:contextual-spacing="false"/>
      <style:text-properties fo:font-variant="normal" fo:text-transform="none" fo:color="#222222" loext:opacity="100%" style:font-name="Arial" fo:font-size="11pt" fo:letter-spacing="normal" fo:font-style="normal" fo:font-weight="normal" officeooo:paragraph-rsid="015c58a3" fo:background-color="transparent" style:font-size-asian="11pt" style:font-weight-asian="normal" style:font-size-complex="11pt" style:font-weight-complex="normal"/>
    </style:style>
    <style:style style:name="P68"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8772fb" officeooo:paragraph-rsid="018772fb"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69"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8ce3d6" officeooo:paragraph-rsid="018ce3d6"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0"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87ba2b" officeooo:paragraph-rsid="0187ba2b"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1"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87ba2b" officeooo:paragraph-rsid="01900d2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2"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87ba2b" officeooo:paragraph-rsid="01924d0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3"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900d22" officeooo:paragraph-rsid="01900d2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4"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90d25c" officeooo:paragraph-rsid="0190d25c"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5"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932242" officeooo:paragraph-rsid="0193224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6" style:family="paragraph" style:parent-style-name="Standard" style:list-style-name="L2">
      <style:text-properties officeooo:paragraph-rsid="01323028"/>
    </style:style>
    <style:style style:name="P77" style:family="paragraph" style:parent-style-name="Standard" style:list-style-name="L2">
      <style:text-properties officeooo:rsid="01323028" officeooo:paragraph-rsid="01323028"/>
    </style:style>
    <style:style style:name="P78" style:family="paragraph" style:parent-style-name="Standard" style:list-style-name="L3">
      <style:text-properties style:use-window-font-color="true" loext:opacity="0%" style:font-name="Calibri" fo:font-size="11pt" fo:language="en" fo:country="US" fo:font-weight="normal" officeooo:rsid="0179f074" officeooo:paragraph-rsid="0179f07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79" style:family="paragraph" style:parent-style-name="Standard" style:list-style-name="L3">
      <style:text-properties style:use-window-font-color="true" loext:opacity="0%" style:font-name="Calibri" fo:font-size="11pt" fo:language="en" fo:country="US" fo:font-weight="normal" officeooo:rsid="017898ef" officeooo:paragraph-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0" style:family="paragraph" style:parent-style-name="Standard" style:list-style-name="L4">
      <style:text-properties style:use-window-font-color="true" loext:opacity="0%" style:font-name="Calibri" fo:font-size="11pt" fo:language="en" fo:country="US" fo:font-weight="normal" officeooo:rsid="017898ef" officeooo:paragraph-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1" style:family="paragraph" style:parent-style-name="Standard" style:list-style-name="L5">
      <style:text-properties style:use-window-font-color="true" loext:opacity="0%" style:font-name="Calibri" fo:font-size="11pt" fo:language="en" fo:country="US" fo:font-weight="normal" officeooo:rsid="017a1612" officeooo:paragraph-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2" style:family="paragraph" style:parent-style-name="Standard" style:list-style-name="L6">
      <style:text-properties officeooo:paragraph-rsid="0145a8cb"/>
    </style:style>
    <style:style style:name="P83" style:family="paragraph" style:parent-style-name="Standard" style:list-style-name="L6">
      <style:text-properties officeooo:rsid="014aa9ba" officeooo:paragraph-rsid="014aa9ba"/>
    </style:style>
    <style:style style:name="P84" style:family="paragraph" style:parent-style-name="Standard" style:list-style-name="L6">
      <style:text-properties officeooo:rsid="014723de" officeooo:paragraph-rsid="014723de"/>
    </style:style>
    <style:style style:name="P85" style:family="paragraph" style:parent-style-name="Standard" style:list-style-name="L6">
      <style:text-properties officeooo:rsid="014723de" officeooo:paragraph-rsid="0149a1ec"/>
    </style:style>
    <style:style style:name="P86" style:family="paragraph" style:parent-style-name="Standard" style:list-style-name="L6">
      <style:text-properties officeooo:rsid="015150ee" officeooo:paragraph-rsid="015150ee"/>
    </style:style>
    <style:style style:name="P87" style:family="paragraph" style:parent-style-name="Standard">
      <style:text-properties officeooo:rsid="01a38839" officeooo:paragraph-rsid="01a38839"/>
    </style:style>
    <style:style style:name="P88" style:family="paragraph" style:parent-style-name="Standard">
      <style:text-properties officeooo:rsid="01a418d7" officeooo:paragraph-rsid="01a418d7"/>
    </style:style>
    <style:style style:name="P89" style:family="paragraph" style:parent-style-name="Standard">
      <style:paragraph-properties fo:margin-left="0.5in" fo:margin-right="0in" fo:text-indent="0in" style:auto-text-indent="false"/>
      <style:text-properties officeooo:rsid="01a418d7" officeooo:paragraph-rsid="01a418d7"/>
    </style:style>
    <style:style style:name="P90" style:family="paragraph" style:parent-style-name="Standard">
      <style:paragraph-properties fo:margin-left="0in" fo:margin-right="0in" fo:text-indent="0in" style:auto-text-indent="false"/>
      <style:text-properties officeooo:rsid="01a5fc09" officeooo:paragraph-rsid="01a5fc09"/>
    </style:style>
    <style:style style:name="P91" style:family="paragraph" style:parent-style-name="Standard">
      <style:paragraph-properties fo:margin-left="0.5in" fo:margin-right="0in" fo:text-indent="0in" style:auto-text-indent="false"/>
      <style:text-properties officeooo:rsid="01a5fc09" officeooo:paragraph-rsid="01a5fc09"/>
    </style:style>
    <style:style style:name="P92" style:family="paragraph" style:parent-style-name="Standard">
      <style:paragraph-properties fo:margin-left="0.5in" fo:margin-right="0in" fo:text-indent="0in" style:auto-text-indent="false"/>
      <style:text-properties officeooo:rsid="01a5fc09" officeooo:paragraph-rsid="01b00c38"/>
    </style:style>
    <style:style style:name="P93" style:family="paragraph" style:parent-style-name="Standard">
      <style:paragraph-properties fo:margin-left="0in" fo:margin-right="0in" fo:text-indent="0in" style:auto-text-indent="false"/>
      <style:text-properties officeooo:rsid="01a90515" officeooo:paragraph-rsid="01a90515"/>
    </style:style>
    <style:style style:name="P94" style:family="paragraph" style:parent-style-name="Standard">
      <style:paragraph-properties fo:margin-left="0in" fo:margin-right="0in" fo:text-indent="0in" style:auto-text-indent="false"/>
      <style:text-properties officeooo:rsid="01a90515" officeooo:paragraph-rsid="01b1e1fc"/>
    </style:style>
    <style:style style:name="P95" style:family="paragraph" style:parent-style-name="Standard">
      <style:paragraph-properties fo:margin-left="0in" fo:margin-right="0in" fo:text-indent="0in" style:auto-text-indent="false"/>
      <style:text-properties officeooo:paragraph-rsid="01abbdf5"/>
    </style:style>
    <style:style style:name="P96" style:family="paragraph" style:parent-style-name="Text_20_body" style:list-style-name="L7">
      <loext:graphic-properties draw:fill="none" draw:fill-color="#ffffff"/>
      <style:paragraph-properties fo:margin-top="0in" fo:margin-bottom="0in" style:contextual-spacing="false" style:line-height-at-least="0.1354in" fo:orphans="2" fo:widows="2" fo:background-color="transparent"/>
      <style:text-properties officeooo:rsid="013dafe6" officeooo:paragraph-rsid="013dafe6"/>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officeooo:rsid="007f3401" style:font-weight-asian="bold"/>
    </style:style>
    <style:style style:name="T4" style:family="text">
      <style:text-properties fo:font-weight="bold" officeooo:rsid="008cae43" style:font-weight-asian="bold"/>
    </style:style>
    <style:style style:name="T5" style:family="text">
      <style:text-properties fo:font-weight="bold" style:font-weight-asian="bold" style:font-weight-complex="bold"/>
    </style:style>
    <style:style style:name="T6" style:family="text">
      <style:text-properties fo:font-weight="bold" officeooo:rsid="0156f782" style:font-weight-asian="bold" style:font-weight-complex="bold"/>
    </style:style>
    <style:style style:name="T7" style:family="text">
      <style:text-properties fo:font-weight="bold" officeooo:rsid="015c58a3" style:font-weight-asian="bold" style:font-weight-complex="bold"/>
    </style:style>
    <style:style style:name="T8" style:family="text">
      <style:text-properties fo:font-weight="bold" officeooo:rsid="016012ff" style:font-weight-asian="bold" style:font-weight-complex="bold"/>
    </style:style>
    <style:style style:name="T9" style:family="text">
      <style:text-properties fo:font-weight="bold" officeooo:rsid="019b6a0a" style:font-weight-asian="bold" style:font-weight-complex="bold"/>
    </style:style>
    <style:style style:name="T10" style:family="text">
      <style:text-properties fo:font-weight="bold" officeooo:rsid="01b6efbc" style:font-weight-asian="bold" style:font-weight-complex="bold"/>
    </style:style>
    <style:style style:name="T11" style:family="text">
      <style:text-properties fo:font-weight="bold" officeooo:rsid="012a7bf5" style:font-weight-asian="bold"/>
    </style:style>
    <style:style style:name="T12" style:family="text">
      <style:text-properties fo:font-weight="bold" officeooo:rsid="01b26b03" style:font-weight-asian="bold"/>
    </style:style>
    <style:style style:name="T13" style:family="text">
      <style:text-properties fo:font-size="22pt" officeooo:rsid="00191a75" style:font-size-asian="22pt"/>
    </style:style>
    <style:style style:name="T14" style:family="text">
      <style:text-properties fo:font-size="22pt" officeooo:rsid="012a7bf5" fo:background-color="transparent" loext:char-shading-value="0" style:font-size-asian="22pt"/>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fa9744" style:font-style-asian="italic" style:font-weight-asian="bold" style:font-style-complex="italic" style:font-weight-complex="bold"/>
    </style:style>
    <style:style style:name="T17" style:family="text">
      <style:text-properties fo:font-style="italic" fo:font-weight="bold" officeooo:rsid="0145a8cb" style:font-style-asian="italic" style:font-weight-asian="bold" style:font-style-complex="italic" style:font-weight-complex="bold"/>
    </style:style>
    <style:style style:name="T18" style:family="text">
      <style:text-properties fo:font-style="italic" fo:font-weight="bold" officeooo:rsid="012ec8af"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fo:font-style="italic" officeooo:rsid="012abc5d" style:font-style-asian="italic" style:font-style-complex="italic"/>
    </style:style>
    <style:style style:name="T21" style:family="text">
      <style:text-properties fo:font-style="italic" officeooo:rsid="01932242" style:font-style-asian="italic" style:font-style-complex="italic"/>
    </style:style>
    <style:style style:name="T22" style:family="text">
      <style:text-properties fo:font-style="italic" officeooo:rsid="0168b540" style:font-style-asian="italic" style:font-style-complex="italic"/>
    </style:style>
    <style:style style:name="T23" style:family="text">
      <style:text-properties fo:font-style="italic" officeooo:rsid="01abbdf5" style:font-style-asian="italic" style:font-style-complex="italic"/>
    </style:style>
    <style:style style:name="T24" style:family="text">
      <style:text-properties officeooo:rsid="00191a75"/>
    </style:style>
    <style:style style:name="T25" style:family="text">
      <style:text-properties officeooo:rsid="001a6268"/>
    </style:style>
    <style:style style:name="T26" style:family="text">
      <style:text-properties officeooo:rsid="001c2e80"/>
    </style:style>
    <style:style style:name="T27" style:family="text">
      <style:text-properties fo:font-size="12pt" officeooo:rsid="00191a75" style:font-size-asian="12pt" style:font-size-complex="12pt"/>
    </style:style>
    <style:style style:name="T28" style:family="text">
      <style:text-properties fo:font-size="12pt" fo:font-weight="normal" officeooo:rsid="00196647" style:font-size-asian="10.5pt" style:font-weight-asian="normal" style:font-size-complex="12pt" style:font-weight-complex="normal"/>
    </style:style>
    <style:style style:name="T29" style:family="text">
      <style:text-properties fo:font-variant="normal" fo:text-transform="none" style:use-window-font-color="true" loext:opacity="0%" style:font-name="Calibri" fo:font-size="11pt" fo:letter-spacing="normal" fo:language="en" fo:country="US" fo:font-style="normal" fo:font-weight="normal"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0" style:family="text">
      <style:text-properties fo:font-variant="normal" fo:text-transform="none" style:use-window-font-color="true" loext:opacity="0%" style:font-name="Calibri" fo:font-size="11pt" fo:letter-spacing="normal" fo:language="en" fo:country="US" fo:font-style="normal" fo:font-weight="normal" officeooo:rsid="0075538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1" style:family="text">
      <style:text-properties fo:font-variant="normal" fo:text-transform="none" style:use-window-font-color="true" loext:opacity="0%" style:font-name="Calibri" fo:font-size="11pt" fo:letter-spacing="normal" fo:language="en" fo:country="US" fo:font-style="normal" fo:font-weight="normal" officeooo:rsid="013c284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2" style:family="text">
      <style:text-properties fo:font-variant="normal" fo:text-transform="none" style:use-window-font-color="true" loext:opacity="0%" style:font-name="Calibri" fo:font-size="11pt" fo:letter-spacing="normal" fo:language="en" fo:country="US" fo:font-style="normal" fo:font-weight="normal" officeooo:rsid="01578589"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3" style:family="text">
      <style:text-properties fo:font-variant="normal" fo:text-transform="none" style:use-window-font-color="true" loext:opacity="0%" style:font-name="Calibri" fo:font-size="11pt" fo:letter-spacing="normal" fo:language="en" fo:country="US" fo:font-style="normal" fo:font-weight="normal" officeooo:rsid="017d1766"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4" style:family="text">
      <style:text-properties fo:font-variant="normal" fo:text-transform="none" style:use-window-font-color="true" loext:opacity="0%" style:font-name="Calibri" fo:font-size="11pt" fo:letter-spacing="normal" fo:language="en" fo:country="US" fo:font-style="normal" fo:font-weight="normal" officeooo:rsid="012ec8af" fo:background-color="#ffff00"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5" style:family="text">
      <style:text-properties fo:font-variant="normal" fo:text-transform="none" style:use-window-font-color="true" loext:opacity="0%" style:font-name="Calibri" fo:font-size="11pt" fo:letter-spacing="normal" fo:language="en" fo:country="US" fo:font-style="normal" fo:font-weight="normal" officeooo:rsid="015150ee" fo:background-color="#ffff00"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6" style:family="text">
      <style:text-properties fo:font-variant="normal" fo:text-transform="none" style:use-window-font-color="true" loext:opacity="0%" style:font-name="Calibri" fo:font-size="11pt" fo:letter-spacing="normal" fo:language="en" fo:country="US" fo:font-style="normal" fo:font-weight="normal" officeooo:rsid="01ba7b7b" fo:background-color="#ffff00"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7" style:family="text">
      <style:text-properties fo:font-variant="normal" fo:text-transform="none" fo:color="#474747" loext:opacity="100%" style:font-name="DejaVu Serif" fo:font-size="10.5pt" fo:letter-spacing="normal" fo:font-style="normal" fo:font-weight="normal"/>
    </style:style>
    <style:style style:name="T38" style:family="text">
      <style:text-properties fo:font-variant="normal" fo:text-transform="none" fo:color="#c9211e" loext:opacity="100%" style:font-name="DejaVu Serif" fo:font-size="10.5pt" fo:letter-spacing="normal" fo:font-style="normal" fo:font-weight="normal"/>
    </style:style>
    <style:style style:name="T39" style:family="text">
      <style:text-properties fo:font-variant="normal" fo:text-transform="none" fo:color="#c9211e" loext:opacity="100%" style:font-name="DejaVu Sans Mono" fo:font-size="10.5pt" fo:letter-spacing="normal" fo:font-style="normal" fo:font-weight="normal" loext:padding="0in" loext:border="none"/>
    </style:style>
    <style:style style:name="T40" style:family="text">
      <style:text-properties fo:font-variant="normal" fo:text-transform="none" fo:color="#c9211e" loext:opacity="100%" fo:letter-spacing="normal"/>
    </style:style>
    <style:style style:name="T41" style:family="text">
      <style:text-properties fo:font-variant="normal" fo:text-transform="none" fo:color="#353833" loext:opacity="100%" style:font-name="DejaVu Sans Mono" fo:font-size="10.5pt" fo:letter-spacing="normal" fo:font-style="normal" fo:font-weight="normal"/>
    </style:style>
    <style:style style:name="T42" style:family="text">
      <style:text-properties fo:font-variant="normal" fo:text-transform="none" fo:color="#353833" loext:opacity="100%" fo:letter-spacing="normal"/>
    </style:style>
    <style:style style:name="T43" style:family="text">
      <style:text-properties fo:font-variant="normal" fo:text-transform="none" fo:color="#4a6782" loext:opacity="100%" style:text-line-through-style="none" style:text-line-through-type="none" style:font-name="DejaVu Sans Mono" fo:font-size="10.5pt" fo:letter-spacing="normal" fo:font-style="normal" style:text-underline-style="none" fo:font-weight="normal" style:text-blinking="false" loext:padding="0in" loext:border="none"/>
    </style:style>
    <style:style style:name="T44" style:family="text">
      <style:text-properties fo:font-variant="normal" fo:text-transform="none" fo:color="#4a6782" loext:opacity="100%" style:text-line-through-style="none" style:text-line-through-type="none" style:font-name="DejaVu Sans Mono" fo:font-size="10.5pt" fo:letter-spacing="normal" fo:font-style="normal" style:text-underline-style="none" fo:font-weight="bold" style:text-blinking="false" loext:padding="0in" loext:border="none"/>
    </style:style>
    <style:style style:name="T45" style:family="text">
      <style:text-properties fo:font-variant="normal" fo:text-transform="none" fo:color="#222222" loext:opacity="100%" style:font-name="Arial" fo:font-size="12pt" fo:letter-spacing="normal" fo:font-style="normal" fo:font-weight="normal" fo:background-color="transparent" loext:char-shading-value="0"/>
    </style:style>
    <style:style style:name="T46" style:family="text">
      <style:text-properties fo:font-variant="normal" fo:text-transform="none" fo:color="#222222" loext:opacity="100%" style:font-name="Arial" fo:font-size="12pt" fo:letter-spacing="normal" fo:font-style="normal" fo:font-weight="normal" officeooo:rsid="0141686a" fo:background-color="transparent" loext:char-shading-value="0"/>
    </style:style>
    <style:style style:name="T47" style:family="text">
      <style:text-properties fo:font-variant="normal" fo:text-transform="none" fo:color="#222222" loext:opacity="100%" style:font-name="Arial" fo:font-size="12pt" fo:letter-spacing="normal" fo:font-style="normal" fo:font-weight="normal" officeooo:rsid="013f41a6" fo:background-color="transparent" loext:char-shading-value="0"/>
    </style:style>
    <style:style style:name="T48" style:family="text">
      <style:text-properties fo:font-variant="normal" fo:text-transform="none" fo:color="#222222" loext:opacity="100%" style:font-name="Arial" fo:font-size="12pt" fo:letter-spacing="normal" fo:font-style="normal" fo:font-weight="normal" officeooo:rsid="0143441a" fo:background-color="transparent" loext:char-shading-value="0"/>
    </style:style>
    <style:style style:name="T49" style:family="text">
      <style:text-properties fo:font-variant="normal" fo:text-transform="none" fo:color="#222222" loext:opacity="100%" style:font-name="Arial" fo:font-size="12pt" fo:letter-spacing="normal" fo:font-style="normal" fo:font-weight="normal" officeooo:rsid="0169bcc0" fo:background-color="transparent" loext:char-shading-value="0"/>
    </style:style>
    <style:style style:name="T50" style:family="text">
      <style:text-properties fo:font-variant="normal" fo:text-transform="none" fo:color="#222222" loext:opacity="100%" style:font-name="Arial" fo:font-size="12pt" fo:letter-spacing="normal" fo:font-style="italic" fo:font-weight="normal" fo:background-color="transparent" loext:char-shading-value="0" style:font-style-asian="italic" style:font-style-complex="italic"/>
    </style:style>
    <style:style style:name="T51" style:family="text">
      <style:text-properties fo:font-variant="normal" fo:text-transform="none" fo:letter-spacing="normal" fo:language="en" fo:country="US" fo:font-style="normal" officeooo: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52" style:family="text">
      <style:text-properties fo:font-variant="normal" fo:text-transform="none" fo:letter-spacing="normal" fo:language="en" fo:country="US" fo:font-style="normal" fo:font-weight="bold" officeooo:rsid="017a1612" style:font-name-asian="Calibri1" style:font-size-asian="11pt" style:language-asian="en" style:country-asian="US" style:font-weight-asian="bold" style:font-name-complex="DejaVu Sans" style:font-size-complex="11pt" style:language-complex="ar" style:country-complex="SA" style:font-weight-complex="bold"/>
    </style:style>
    <style:style style:name="T53" style:family="text">
      <style:text-properties fo:font-variant="normal" fo:text-transform="none" fo:letter-spacing="normal" fo:font-style="normal" officeooo:rsid="00196647" fo:background-color="transparent" loext:char-shading-value="0"/>
    </style:style>
    <style:style style:name="T54" style:family="text">
      <style:text-properties fo:font-variant="normal" fo:text-transform="none" fo:letter-spacing="normal" fo:font-style="normal" officeooo:rsid="0143441a" fo:background-color="transparent" loext:char-shading-value="0"/>
    </style:style>
    <style:style style:name="T55" style:family="text">
      <style:text-properties fo:font-variant="normal" fo:text-transform="none" fo:letter-spacing="normal" fo:font-style="normal" officeooo:rsid="0184a870" fo:background-color="transparent" loext:char-shading-value="0"/>
    </style:style>
    <style:style style:name="T56" style:family="text">
      <style:text-properties fo:font-variant="normal" fo:text-transform="none" fo:letter-spacing="normal" fo:font-style="normal" officeooo:rsid="018772fb" fo:background-color="transparent" loext:char-shading-value="0"/>
    </style:style>
    <style:style style:name="T57" style:family="text">
      <style:text-properties officeooo:rsid="0080bfcf"/>
    </style:style>
    <style:style style:name="T58" style:family="text">
      <style:text-properties officeooo:rsid="00fa9744"/>
    </style:style>
    <style:style style:name="T59" style:family="text">
      <style:text-properties officeooo:rsid="00fffa77"/>
    </style:style>
    <style:style style:name="T60" style:family="text">
      <style:text-properties officeooo:rsid="011a9129"/>
    </style:style>
    <style:style style:name="T61" style:family="text">
      <style:text-properties style:use-window-font-color="true" loext:opacity="0%" style:font-name="Calibri" fo:font-size="11pt" fo:language="en" fo:country="US" officeooo:rsid="012a7bf5" style:font-name-asian="Calibri1" style:font-size-asian="11pt" style:language-asian="en" style:country-asian="US" style:font-name-complex="DejaVu Sans" style:font-size-complex="11pt" style:language-complex="ar" style:country-complex="SA"/>
    </style:style>
    <style:style style:name="T62" style:family="text">
      <style:text-properties style:use-window-font-color="true" loext:opacity="0%" style:font-name="Calibri" fo:font-size="11pt" fo:language="en" fo:country="US" officeooo:rsid="01370b87" style:font-name-asian="Calibri1" style:font-size-asian="11pt" style:language-asian="en" style:country-asian="US" style:font-name-complex="DejaVu Sans" style:font-size-complex="11pt" style:language-complex="ar" style:country-complex="SA"/>
    </style:style>
    <style:style style:name="T63" style:family="text">
      <style:text-properties style:use-window-font-color="true" loext:opacity="0%" style:font-name="Calibri" fo:font-size="11pt" fo:language="en" fo:country="US" officeooo:rsid="01389e2e" style:font-name-asian="Calibri1" style:font-size-asian="11pt" style:language-asian="en" style:country-asian="US" style:font-name-complex="DejaVu Sans" style:font-size-complex="11pt" style:language-complex="ar" style:country-complex="SA"/>
    </style:style>
    <style:style style:name="T64" style:family="text">
      <style:text-properties style:use-window-font-color="true" loext:opacity="0%" style:font-name="Calibri" fo:font-size="11pt" fo:language="en" fo:country="US" officeooo:rsid="0139c046" style:font-name-asian="Calibri1" style:font-size-asian="11pt" style:language-asian="en" style:country-asian="US" style:font-name-complex="DejaVu Sans" style:font-size-complex="11pt" style:language-complex="ar" style:country-complex="SA"/>
    </style:style>
    <style:style style:name="T65" style:family="text">
      <style:text-properties style:use-window-font-color="true" loext:opacity="0%" style:font-name="Calibri" fo:font-size="11pt" fo:language="en" fo:country="US" officeooo:rsid="013a0fe1" style:font-name-asian="Calibri1" style:font-size-asian="11pt" style:language-asian="en" style:country-asian="US" style:font-name-complex="DejaVu Sans" style:font-size-complex="11pt" style:language-complex="ar" style:country-complex="SA"/>
    </style:style>
    <style:style style:name="T66" style:family="text">
      <style:text-properties style:use-window-font-color="true" loext:opacity="0%" style:font-name="Calibri" fo:font-size="11pt" fo:language="en" fo:country="US" officeooo:rsid="013af1c5" style:font-name-asian="Calibri1" style:font-size-asian="11pt" style:language-asian="en" style:country-asian="US" style:font-name-complex="DejaVu Sans" style:font-size-complex="11pt" style:language-complex="ar" style:country-complex="SA"/>
    </style:style>
    <style:style style:name="T67" style:family="text">
      <style:text-properties style:use-window-font-color="true" loext:opacity="0%" style:font-name="Calibri" fo:font-size="11pt" fo:language="en" fo:country="US" officeooo:rsid="016d5fba" style:font-name-asian="Calibri1" style:font-size-asian="11pt" style:language-asian="en" style:country-asian="US" style:font-name-complex="DejaVu Sans" style:font-size-complex="11pt" style:language-complex="ar" style:country-complex="SA"/>
    </style:style>
    <style:style style:name="T68" style:family="text">
      <style:text-properties style:use-window-font-color="true" loext:opacity="0%" style:font-name="Calibri" fo:font-size="11pt" fo:language="en" fo:country="US" fo:background-color="#ffff00" loext:char-shading-value="0" style:font-name-asian="Calibri1" style:font-size-asian="11pt" style:language-asian="en" style:country-asian="US" style:font-name-complex="DejaVu Sans" style:font-size-complex="11pt" style:language-complex="ar" style:country-complex="SA"/>
    </style:style>
    <style:style style:name="T69" style:family="text">
      <style:text-properties style:use-window-font-color="true" loext:opacity="0%" style:font-name="Calibri" fo:font-size="11pt" fo:language="en" fo:country="US" officeooo:rsid="017bc2c7" fo:background-color="#ffff00" loext:char-shading-value="0" style:font-name-asian="Calibri1" style:font-size-asian="11pt" style:language-asian="en" style:country-asian="US" style:font-name-complex="DejaVu Sans" style:font-size-complex="11pt" style:language-complex="ar" style:country-complex="SA"/>
    </style:style>
    <style:style style:name="T70" style:family="text">
      <style:text-properties style:use-window-font-color="true" loext:opacity="0%" style:font-name="Calibri" fo:font-size="11pt" fo:language="en" fo:country="US" officeooo:rsid="01b8aed1" fo:background-color="#ffff00" loext:char-shading-value="0" style:font-name-asian="Calibri1" style:font-size-asian="11pt" style:language-asian="en" style:country-asian="US" style:font-name-complex="DejaVu Sans" style:font-size-complex="11pt" style:language-complex="ar" style:country-complex="SA"/>
    </style:style>
    <style:style style:name="T71" style:family="text">
      <style:text-properties style:use-window-font-color="true" loext:opacity="0%" style:font-name="Calibri" fo:font-size="11pt" fo:language="en" fo:country="US" officeooo:rsid="012a7bf5" fo:background-color="transparent" loext:char-shading-value="0" style:font-name-asian="Calibri1" style:font-size-asian="11pt" style:language-asian="en" style:country-asian="US" style:font-name-complex="DejaVu Sans" style:font-size-complex="11pt" style:language-complex="ar" style:country-complex="SA"/>
    </style:style>
    <style:style style:name="T72" style:family="text">
      <style:text-properties style:use-window-font-color="true" loext:opacity="0%" style:font-name="Calibri" fo:font-size="11pt" fo:language="en" fo:country="US" officeooo:rsid="01543aa8" fo:background-color="transparent" loext:char-shading-value="0" style:font-name-asian="Calibri1" style:font-size-asian="11pt" style:language-asian="en" style:country-asian="US" style:font-name-complex="DejaVu Sans" style:font-size-complex="11pt" style:language-complex="ar" style:country-complex="SA"/>
    </style:style>
    <style:style style:name="T73" style:family="text">
      <style:text-properties officeooo:rsid="01204c5c"/>
    </style:style>
    <style:style style:name="T74" style:family="text">
      <style:text-properties officeooo:rsid="012a7bf5"/>
    </style:style>
    <style:style style:name="T75" style:family="text">
      <style:text-properties officeooo:rsid="012abc5d"/>
    </style:style>
    <style:style style:name="T76" style:family="text">
      <style:text-properties officeooo:rsid="012ce051"/>
    </style:style>
    <style:style style:name="T77" style:family="text">
      <style:text-properties officeooo:rsid="012d21e6"/>
    </style:style>
    <style:style style:name="T78" style:family="text">
      <style:text-properties fo:font-style="normal" fo:font-weight="normal" officeooo:rsid="0145a8cb" style:font-style-asian="normal" style:font-weight-asian="normal" style:font-style-complex="normal" style:font-weight-complex="normal"/>
    </style:style>
    <style:style style:name="T79" style:family="text">
      <style:text-properties fo:font-style="normal" fo:font-weight="normal" officeooo:rsid="0169224d" style:font-style-asian="normal" style:font-weight-asian="normal" style:font-style-complex="normal" style:font-weight-complex="normal"/>
    </style:style>
    <style:style style:name="T80" style:family="text">
      <style:text-properties fo:font-style="normal" officeooo:rsid="01abbdf5" style:font-style-asian="normal" style:font-style-complex="normal"/>
    </style:style>
    <style:style style:name="T81" style:family="text">
      <style:text-properties officeooo:rsid="012ec8af"/>
    </style:style>
    <style:style style:name="T82" style:family="text">
      <style:text-properties officeooo:rsid="0130d45a"/>
    </style:style>
    <style:style style:name="T83" style:family="text">
      <style:text-properties officeooo:rsid="01323028"/>
    </style:style>
    <style:style style:name="T84" style:family="text">
      <style:text-properties officeooo:rsid="00196647"/>
    </style:style>
    <style:style style:name="T85" style:family="text">
      <style:text-properties officeooo:rsid="011a9129" fo:background-color="transparent" loext:char-shading-value="0"/>
    </style:style>
    <style:style style:name="T86" style:family="text">
      <style:text-properties officeooo:rsid="012a7bf5" fo:background-color="transparent" loext:char-shading-value="0"/>
    </style:style>
    <style:style style:name="T87" style:family="text">
      <style:text-properties officeooo:rsid="014e4615" fo:background-color="transparent" loext:char-shading-value="0"/>
    </style:style>
    <style:style style:name="T88" style:family="text">
      <style:text-properties officeooo:rsid="014e4c14" fo:background-color="transparent" loext:char-shading-value="0"/>
    </style:style>
    <style:style style:name="T89" style:family="text">
      <style:text-properties style:font-name="Arial" fo:font-size="12pt" fo:font-style="normal" fo:font-weight="normal" fo:background-color="transparent" loext:char-shading-value="0"/>
    </style:style>
    <style:style style:name="T90" style:family="text">
      <style:text-properties style:font-name="Arial" fo:font-size="12pt" fo:font-style="normal" fo:font-weight="bold" fo:background-color="transparent" loext:char-shading-value="0" style:font-weight-asian="bold" style:font-weight-complex="bold"/>
    </style:style>
    <style:style style:name="T91" style:family="text">
      <style:text-properties style:font-name="Arial" fo:font-size="12pt" fo:font-style="normal" fo:font-weight="bold" officeooo:rsid="013f41a6" fo:background-color="transparent" loext:char-shading-value="0" style:font-weight-asian="bold" style:font-weight-complex="bold"/>
    </style:style>
    <style:style style:name="T92" style:family="text">
      <style:text-properties officeooo:rsid="013af1c5"/>
    </style:style>
    <style:style style:name="T93" style:family="text">
      <style:text-properties officeooo:rsid="013c8159"/>
    </style:style>
    <style:style style:name="T94" style:family="text">
      <style:text-properties officeooo:rsid="013e3f1d"/>
    </style:style>
    <style:style style:name="T95" style:family="text">
      <style:text-properties officeooo:rsid="013f0f85"/>
    </style:style>
    <style:style style:name="T96" style:family="text">
      <style:text-properties officeooo:rsid="013f41a6"/>
    </style:style>
    <style:style style:name="T97" style:family="text">
      <style:text-properties officeooo:rsid="0141686a"/>
    </style:style>
    <style:style style:name="T98" style:family="text">
      <style:text-properties officeooo:rsid="01439f3d"/>
    </style:style>
    <style:style style:name="T99" style:family="text">
      <style:text-properties officeooo:rsid="0143d411"/>
    </style:style>
    <style:style style:name="T100" style:family="text">
      <style:text-properties officeooo:rsid="0145a8cb"/>
    </style:style>
    <style:style style:name="T101" style:family="text">
      <style:text-properties officeooo:rsid="014723de"/>
    </style:style>
    <style:style style:name="T102" style:family="text">
      <style:text-properties officeooo:rsid="0148d3a0"/>
    </style:style>
    <style:style style:name="T103" style:family="text">
      <style:text-properties officeooo:rsid="0149a1ec"/>
    </style:style>
    <style:style style:name="T104" style:family="text">
      <style:text-properties officeooo:rsid="014a4608"/>
    </style:style>
    <style:style style:name="T105" style:family="text">
      <style:text-properties officeooo:rsid="014b726d"/>
    </style:style>
    <style:style style:name="T106" style:family="text">
      <style:text-properties officeooo:rsid="014c84ed"/>
    </style:style>
    <style:style style:name="T107" style:family="text">
      <style:text-properties officeooo:rsid="014d79b1"/>
    </style:style>
    <style:style style:name="T108" style:family="text">
      <style:text-properties officeooo:rsid="014e4615"/>
    </style:style>
    <style:style style:name="T109" style:family="text">
      <style:text-properties officeooo:rsid="015150ee"/>
    </style:style>
    <style:style style:name="T110" style:family="text">
      <style:text-properties officeooo:rsid="0151c1f6"/>
    </style:style>
    <style:style style:name="T111" style:family="text">
      <style:text-properties officeooo:rsid="01543aa8"/>
    </style:style>
    <style:style style:name="T112" style:family="text">
      <style:text-properties officeooo:rsid="01596514"/>
    </style:style>
    <style:style style:name="T113" style:family="text">
      <style:text-properties officeooo:rsid="015a3f18"/>
    </style:style>
    <style:style style:name="T114" style:family="text">
      <style:text-properties officeooo:rsid="015c17ed"/>
    </style:style>
    <style:style style:name="T115" style:family="text">
      <style:text-properties officeooo:rsid="015c505b"/>
    </style:style>
    <style:style style:name="T116" style:family="text">
      <style:text-properties officeooo:rsid="015c58a3"/>
    </style:style>
    <style:style style:name="T117" style:family="text">
      <style:text-properties officeooo:rsid="015e2c86"/>
    </style:style>
    <style:style style:name="T118" style:family="text">
      <style:text-properties officeooo:rsid="01615ad4"/>
    </style:style>
    <style:style style:name="T119" style:family="text">
      <style:text-properties officeooo:rsid="0161d76a"/>
    </style:style>
    <style:style style:name="T120" style:family="text">
      <style:text-properties officeooo:rsid="0163b292"/>
    </style:style>
    <style:style style:name="T121" style:family="text">
      <style:text-properties officeooo:rsid="01651912"/>
    </style:style>
    <style:style style:name="T122" style:family="text">
      <style:text-properties officeooo:rsid="0166d9aa"/>
    </style:style>
    <style:style style:name="T123" style:family="text">
      <style:text-properties officeooo:rsid="01680d81"/>
    </style:style>
    <style:style style:name="T124" style:family="text">
      <style:text-properties officeooo:rsid="0168b540"/>
    </style:style>
    <style:style style:name="T125" style:family="text">
      <style:text-properties officeooo:rsid="016c1e22"/>
    </style:style>
    <style:style style:name="T126" style:family="text">
      <style:text-properties officeooo:rsid="016e26c4"/>
    </style:style>
    <style:style style:name="T127" style:family="text">
      <style:text-properties officeooo:rsid="016f0c64"/>
    </style:style>
    <style:style style:name="T128" style:family="text">
      <style:text-properties officeooo:rsid="001a8f47"/>
    </style:style>
    <style:style style:name="T129" style:family="text">
      <style:text-properties officeooo:rsid="001cd596"/>
    </style:style>
    <style:style style:name="T130" style:family="text">
      <style:text-properties officeooo:rsid="00155e7f"/>
    </style:style>
    <style:style style:name="T131" style:family="text">
      <style:text-properties officeooo:rsid="001c357c"/>
    </style:style>
    <style:style style:name="T132" style:family="text">
      <style:text-properties officeooo:rsid="0016f781"/>
    </style:style>
    <style:style style:name="T133" style:family="text">
      <style:text-properties officeooo:rsid="016fba3d"/>
    </style:style>
    <style:style style:name="T134" style:family="text">
      <style:text-properties officeooo:rsid="0171b188"/>
    </style:style>
    <style:style style:name="T135" style:family="text">
      <style:text-properties officeooo:rsid="0172e6d5"/>
    </style:style>
    <style:style style:name="T136" style:family="text">
      <style:text-properties officeooo:rsid="0173ab66"/>
    </style:style>
    <style:style style:name="T137" style:family="text">
      <style:text-properties officeooo:rsid="0174a3e9"/>
    </style:style>
    <style:style style:name="T138" style:family="text">
      <style:text-properties officeooo:rsid="01750c5b"/>
    </style:style>
    <style:style style:name="T139" style:family="text">
      <style:text-properties officeooo:rsid="01769e0c"/>
    </style:style>
    <style:style style:name="T140" style:family="text">
      <style:text-properties officeooo:rsid="017898ef"/>
    </style:style>
    <style:style style:name="T141" style:family="text">
      <style:text-properties officeooo:rsid="017bae7f"/>
    </style:style>
    <style:style style:name="T142" style:family="text">
      <style:text-properties fo:language="en" fo:country="US" officeooo: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3" style:family="text">
      <style:text-properties fo:language="en" fo:country="US" officeooo: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4" style:family="text">
      <style:text-properties fo:language="en" fo:country="US" officeooo:rsid="0179f07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5" style:family="text">
      <style:text-properties fo:language="en" fo:country="US" officeooo:rsid="017bae7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6" style:family="text">
      <style:text-properties fo:language="en" fo:country="US" officeooo:rsid="019a1f88"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7" style:family="text">
      <style:text-properties fo:language="en" fo:country="US" officeooo:rsid="01b00c38"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8" style:family="text">
      <style:text-properties fo:language="en" fo:country="US" fo:font-weight="bold" officeooo:rsid="017a1612" style:font-name-asian="Calibri1" style:font-size-asian="11pt" style:language-asian="en" style:country-asian="US" style:font-weight-asian="bold" style:font-name-complex="DejaVu Sans" style:font-size-complex="11pt" style:language-complex="ar" style:country-complex="SA" style:font-weight-complex="bold"/>
    </style:style>
    <style:style style:name="T149" style:family="text">
      <style:text-properties officeooo:rsid="017bc2c7"/>
    </style:style>
    <style:style style:name="T150" style:family="text">
      <style:text-properties officeooo:rsid="0184a870"/>
    </style:style>
    <style:style style:name="T151" style:family="text">
      <style:text-properties officeooo:rsid="018673e8"/>
    </style:style>
    <style:style style:name="T152" style:family="text">
      <style:text-properties officeooo:rsid="018772fb"/>
    </style:style>
    <style:style style:name="T153" style:family="text">
      <style:text-properties officeooo:rsid="0187ba2b"/>
    </style:style>
    <style:style style:name="T154" style:family="text">
      <style:text-properties officeooo:rsid="0189a15d"/>
    </style:style>
    <style:style style:name="T155" style:family="text">
      <style:text-properties officeooo:rsid="018a8963"/>
    </style:style>
    <style:style style:name="T156" style:family="text">
      <style:text-properties officeooo:rsid="018c5572"/>
    </style:style>
    <style:style style:name="T157" style:family="text">
      <style:text-properties officeooo:rsid="01900d22"/>
    </style:style>
    <style:style style:name="T158" style:family="text">
      <style:text-properties officeooo:rsid="01924d02"/>
    </style:style>
    <style:style style:name="T159" style:family="text">
      <style:text-properties officeooo:rsid="01932242"/>
    </style:style>
    <style:style style:name="T160" style:family="text">
      <style:text-properties style:font-style-asian="normal" style:font-style-complex="normal"/>
    </style:style>
    <style:style style:name="T161" style:family="text">
      <style:text-properties officeooo:rsid="0194425b" style:font-style-asian="normal" style:font-style-complex="normal"/>
    </style:style>
    <style:style style:name="T162" style:family="text">
      <style:text-properties officeooo:rsid="01947dee" style:font-style-asian="normal" style:font-style-complex="normal"/>
    </style:style>
    <style:style style:name="T163" style:family="text">
      <style:text-properties officeooo:rsid="0197894b" style:font-style-asian="normal" style:font-style-complex="normal"/>
    </style:style>
    <style:style style:name="T164" style:family="text">
      <style:text-properties officeooo:rsid="019a1f88"/>
    </style:style>
    <style:style style:name="T165" style:family="text">
      <style:text-properties officeooo:rsid="019ec2ff"/>
    </style:style>
    <style:style style:name="T166" style:family="text">
      <style:text-properties officeooo:rsid="019feadf"/>
    </style:style>
    <style:style style:name="T167" style:family="text">
      <style:text-properties officeooo:rsid="01a1d197"/>
    </style:style>
    <style:style style:name="T168" style:family="text">
      <style:text-properties officeooo:rsid="01a418d7"/>
    </style:style>
    <style:style style:name="T169" style:family="text">
      <style:text-properties officeooo:rsid="01a5fc09"/>
    </style:style>
    <style:style style:name="T170" style:family="text">
      <style:text-properties officeooo:rsid="01a600e0"/>
    </style:style>
    <style:style style:name="T171" style:family="text">
      <style:text-properties officeooo:rsid="01aae3fd"/>
    </style:style>
    <style:style style:name="T172" style:family="text">
      <style:text-properties officeooo:rsid="01abbdf5"/>
    </style:style>
    <style:style style:name="T173" style:family="text">
      <style:text-properties officeooo:rsid="01b1e1fc"/>
    </style:style>
    <style:style style:name="T174" style:family="text">
      <style:text-properties officeooo:rsid="01b26b03"/>
    </style:style>
    <style:style style:name="T175" style:family="text">
      <style:text-properties officeooo:rsid="01b34726"/>
    </style:style>
    <style:style style:name="T176" style:family="text">
      <style:text-properties officeooo:rsid="01b50b47"/>
    </style:style>
    <style:style style:name="T177" style:family="text">
      <style:text-properties officeooo:rsid="01b8aed1"/>
    </style:style>
    <style:style style:name="T178" style:family="text">
      <style:text-properties officeooo:rsid="01ba7b7b"/>
    </style:style>
    <style:style style:name="T179" style:family="text"/>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 table:style-name="Table3">
        <table:table-column table:style-name="Table3.A" table:number-columns-repeated="3"/>
        <table:table-row table:style-name="Table3.1">
          <table:table-cell office:value-type="string">
            <text:p text:style-name="P1">OWASP ESAPI for Java</text:p>
          </table:table-cell>
          <table:table-cell office:value-type="string">
            <text:p text:style-name="P4"><text:span text:style-name="T2">Security </text:span><text:span text:style-name="T3">Bulletin</text:span><text:span text:style-name="T2"> #</text:span><text:span text:style-name="T4">1</text:span><text:span text:style-name="T11">3</text:span></text:p>
            <text:p text:style-name="P52"><text:span text:style-name="T11">(</text:span><text:span text:style-name="T2">Draft #</text:span><text:span text:style-name="T12">3</text:span><text:span text:style-name="T2">)</text:span></text:p>
          </table:table-cell>
          <table:table-cell office:value-type="string">
            <text:p text:style-name="P5"><text:a xlink:type="simple" xlink:href="https://www.owasp.org/" text:style-name="ListLabel_20_1" text:visited-style-name="ListLabel_20_1"><text:span text:style-name="Internet_20_link"><text:span text:style-name="T2">The OWASP Foundation</text:span></text:span></text:a></text:p>
          </table:table-cell>
        </table:table-row>
      </table:table>
      <text:p text:style-name="Standard"><text:span text:style-name="Internet_20_link"/></text:p>
      <text:p text:style-name="P3"><text:bookmark text:name="t-t"/><text:span text:style-name="T13">How Does </text:span><text:a xlink:type="simple" xlink:href="https://nvd.nist.gov/vuln/detail/CVE-2025-5078" text:style-name="Internet_20_link" text:visited-style-name="Visited_20_Internet_20_Link"><text:span text:style-name="T14">CVE-2025-5878</text:span></text:a><text:span text:style-name="T14"> </text:span><text:span text:style-name="T13">Impact ESAPI?</text:span></text:p>
      <text:p text:style-name="P2"><text:span text:style-name="T27">Kevin W. Wall &lt;</text:span><text:a xlink:type="simple" xlink:href="mailto:kevin.w.wall@gmail.com" text:style-name="ListLabel_20_2" text:visited-style-name="ListLabel_20_2"><text:span text:style-name="Internet_20_link"><text:span text:style-name="T27">kevin.w.wall@gmail.com</text:span></text:span></text:a><text:span text:style-name="T27">&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16">Description:</text:p>
          </table:table-cell>
          <table:table-cell table:style-name="Table2.A1" office:value-type="string">
            <text:p text:style-name="P34"/>
            <text:p text:style-name="P26">This vulnerability enables the bypass of SQL injection defenses in ESAPI but is not a SQL injection vulnerability in ESAPI itself. <text:s/>According to the vendor, misleading Java class documentation for <text:span text:style-name="T5">org.owasp.esapi.codecs.OracleCodec</text:span> may have led to unsafe use of the <text:span text:style-name="T5">Encoder.encodeForSQL</text:span> <text:span text:style-name="T117">interface</text:span>. This <text:span text:style-name="T117">interface</text:span> is inherently unsafe and requires additional data validation. Similar risks exist for <text:span text:style-name="T5">MySQLCodec</text:span> and <text:span text:style-name="T5">DB2Codec</text:span>. As a mitigation, the project has disabled Encoder.encodeForSQL by default and any attempt to use it will now trigger a warning. <text:span text:style-name="T6">[</text:span><text:span text:style-name="T7">Auto-generated; update </text:span><text:span text:style-name="T9">this </text:span><text:span text:style-name="T10">with the CVE description </text:span><text:span text:style-name="T9">once the </text:span><text:span text:style-name="T7">CVE </text:span><text:span text:style-name="T8">is </text:span><text:span text:style-name="T10">officially </text:span><text:span text:style-name="T7">created.</text:span><text:span text:style-name="T6">]</text:span></text:p>
          </table:table-cell>
        </table:table-row>
        <table:table-row table:style-name="Table2.1">
          <table:table-cell table:style-name="Table2.A1" office:value-type="string">
            <text:p text:style-name="P6">Module:</text:p>
          </table:table-cell>
          <table:table-cell table:style-name="Table2.A1" office:value-type="string">
            <text:p text:style-name="P30">Encode<text:span text:style-name="T176">r</text:span>.encodeForSQL, OracleCode<text:span text:style-name="T92">c</text:span>; <text:span text:style-name="T111">likely</text:span> DB2Codec and MySQLCodec <text:span text:style-name="T111">are affected as well.</text:span></text:p>
          </table:table-cell>
        </table:table-row>
        <table:table-row table:style-name="Table2.1">
          <table:table-cell table:style-name="Table2.A1" office:value-type="string">
            <text:p text:style-name="P6"><text:span text:style-name="T174">Publicly </text:span>Announced:</text:p>
          </table:table-cell>
          <table:table-cell table:style-name="Table2.A1" office:value-type="string">
            <text:p text:style-name="P7"><text:span text:style-name="aqj"><text:span text:style-name="T73">As part of the ESAPI 2.</text:span></text:span><text:span text:style-name="aqj"><text:span text:style-name="T74">7.0.0</text:span></text:span><text:span text:style-name="aqj"><text:span text:style-name="T73"> release, i</text:span></text:span><text:span text:style-name="aqj"><text:span text:style-name="T57">n this security bulletin </text:span></text:span><text:span text:style-name="aqj"><text:span text:style-name="T60">and</text:span></text:span><text:span text:style-name="aqj"><text:span text:style-name="T85"> </text:span></text:span><text:span text:style-name="aqj"><text:span text:style-name="T86">C</text:span></text:span><text:span text:style-name="aqj"><text:span text:style-name="T71">VE-2025-5878 </text:span></text:span><text:span text:style-name="aqj"><text:span text:style-name="T72">itself.</text:span></text:span></text:p>
          </table:table-cell>
        </table:table-row>
        <table:table-row table:style-name="Table2.1">
          <table:table-cell table:style-name="Table2.A1" office:value-type="string">
            <text:p text:style-name="P6">Credits:</text:p>
          </table:table-cell>
          <table:table-cell table:style-name="Table2.A1" office:value-type="string">
            <text:p text:style-name="P12"><text:span text:style-name="T32">Longlong Gong; VulDB CNA team; </text:span><text:span text:style-name="T30">E</text:span><text:span text:style-name="T29">SAPI team</text:span></text:p>
          </table:table-cell>
        </table:table-row>
        <table:table-row table:style-name="Table2.1">
          <table:table-cell table:style-name="Table2.A1" office:value-type="string">
            <text:p text:style-name="P6">Affects:</text:p>
          </table:table-cell>
          <table:table-cell table:style-name="Table2.A1" office:value-type="string">
            <text:p text:style-name="P8">All versions of ESAPI 2.x <text:span text:style-name="T74">up through 2.6.2.0; fixed in 2.7.0.0.</text:span></text:p>
          </table:table-cell>
        </table:table-row>
        <table:table-row table:style-name="Table2.1">
          <table:table-cell table:style-name="Table2.A1" office:value-type="string">
            <text:p text:style-name="P6"><text:span text:style-name="T117">Impact</text:span>:</text:p>
          </table:table-cell>
          <table:table-cell table:style-name="Table2.A1" office:value-type="string">
            <text:p text:style-name="P54">May be exploitable <text:span text:style-name="T60">(as </text:span><text:span text:style-name="T74">SQL </text:span><text:span text:style-name="T118">injection</text:span><text:span text:style-name="T60">)</text:span>, depending on <text:span text:style-name="T125">if and how</text:span> you use it <text:span text:style-name="T75">the affected methods and classes.</text:span></text:p>
            <text:p text:style-name="P54"/>
            <text:p text:style-name="P55">If you <text:s/>still wish to use the Encoder.encodeForSQL interface though, you will first have to explicity allow it and its use will get logged as a warning in ESAPI. We also have deprecated the <text:s/>Encoder.encodeForSQL interface and the OracleCodec, MySQLCodec, and DB2Codec classes. That may “break” your code if you are already using this until you explicitly allow it again.</text:p>
          </table:table-cell>
        </table:table-row>
        <table:table-row table:style-name="Table2.1">
          <table:table-cell table:style-name="Table2.A1" office:value-type="string">
            <text:p text:style-name="P6"><text:span text:style-name="T24">GitHub</text:span> Issue #:</text:p>
          </table:table-cell>
          <table:table-cell table:style-name="Table2.A1" office:value-type="string">
            <text:p text:style-name="P10">None.</text:p>
          </table:table-cell>
        </table:table-row>
        <table:table-row table:style-name="Table2.1">
          <table:table-cell table:style-name="Table2.A8" office:value-type="string">
            <text:p text:style-name="P9">Related:</text:p>
          </table:table-cell>
          <table:table-cell table:style-name="Table2.A8" office:value-type="string">
            <text:p text:style-name="P31"><text:a xlink:type="simple" xlink:href="https://github.com/uglory-gll/javasec/blob/main/ESAPI.md" text:style-name="Internet_20_link" text:visited-style-name="Visited_20_Internet_20_Link">https://github.com/uglory-gll/javasec/blob/main/ESAPI.md</text:a> <text:span text:style-name="T112">(Vulnerability explanation and PoC exploit)</text:span></text:p>
          </table:table-cell>
        </table:table-row>
        <table:table-row table:style-name="Table2.1">
          <table:table-cell table:style-name="Table2.A1" office:value-type="string">
            <text:p text:style-name="P41">CWE:</text:p>
          </table:table-cell>
          <table:table-cell table:style-name="Table2.A1" office:value-type="string">
            <text:p text:style-name="P42"><text:span text:style-name="T115">Primary – </text:span><text:a xlink:type="simple" xlink:href="https://cwe.mitre.org/data/definitions/138.html" text:style-name="Internet_20_link" text:visited-style-name="Visited_20_Internet_20_Link"><text:span text:style-name="T108">CWE-138</text:span></text:a><text:span text:style-name="T108">: </text:span><text:span text:style-name="T115">Improper Neutralization of Special Elements</text:span></text:p>
            <text:p text:style-name="P42"><text:span text:style-name="T115">Secondary – </text:span><text:a xlink:type="simple" xlink:href="https://cwe.mitre.org/data/definitions/20.html" text:style-name="Internet_20_link" text:visited-style-name="Visited_20_Internet_20_Link"><text:span text:style-name="T108">CWE-20</text:span></text:a><text:span text:style-name="T108">: </text:span><text:span text:style-name="T115">Improper Input Validation</text:span></text:p>
          </table:table-cell>
        </table:table-row>
        <table:table-row table:style-name="Table2.1">
          <table:table-cell table:style-name="Table2.A1" office:value-type="string">
            <text:p text:style-name="P6">CVE <text:soft-page-break/>Identifier:</text:p>
          </table:table-cell>
          <table:table-cell table:style-name="Table2.A1" office:value-type="string">
            <text:p text:style-name="P39"><text:a xlink:type="simple" xlink:href="https://nvd.nist.gov/vuln/detail/CVE-2025-5878" text:style-name="Internet_20_link" text:visited-style-name="Visited_20_Internet_20_Link">CVE-2025-5878</text:a></text:p>
          </table:table-cell>
        </table:table-row>
        <table:table-row table:style-name="Table2.1">
          <table:table-cell table:style-name="Table2.A1" office:value-type="string">
            <text:p text:style-name="P12">CVSS score<text:span text:style-name="T119">s</text:span>:</text:p>
          </table:table-cell>
          <table:table-cell table:style-name="Table2.B11" office:value-type="string">
            <text:p text:style-name="P53"><text:span text:style-name="T87">CNA score: </text:span><text:span text:style-name="T88">(based on </text:span><text:a xlink:type="simple" xlink:href="https://vuldb.com/?kb.cvss" text:style-name="Internet_20_link" text:visited-style-name="Visited_20_Internet_20_Link"><text:span text:style-name="T88">https://vuldb.com/?kb.cvss</text:span></text:a><text:span text:style-name="T88">)</text:span></text:p>
            <text:list xml:id="list245680202" text:style-name="L1">
              <text:list-item>
                <text:p text:style-name="P66">CVSS:4.0/AV:N/AC:L/AT:N/PR:N/UI:N/VC:L/VI:L/VA:L/SC:N/SI:N/SA:N [6.9]</text:p>
              </text:list-item>
              <text:list-item>
                <text:p text:style-name="P66">CVSSv3: AV:N/AC:L/PR:N/UI:N/S:U/C:L/I:L/A:L [7.3]</text:p>
              </text:list-item>
              <text:list-item>
                <text:p text:style-name="P67">CVSSv2: AV:N/AC:L/Au:N/C:P/I:P/A:P [7.5]</text:p>
              </text:list-item>
            </text:list>
            <text:p text:style-name="P40">NVD score: <text:span text:style-name="T116">TBD</text:span></text:p>
          </table:table-cell>
        </table:table-row>
      </table:table>
      <text:h text:style-name="Heading_20_1" text:outline-level="1">Background</text:h>
      <text:p text:style-name="Standard"><text:a xlink:type="simple" xlink:href="https://owasp.org/www-project-enterprise-security-api/" text:style-name="Internet_20_link" text:visited-style-name="Visited_20_Internet_20_Link">OWASP ESAPI</text:a> (<text:span text:style-name="T26">t</text:span>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P35">One of the security controls provided by ESAPI for Java is <text:span text:style-name="T25">its “</text:span><text:a xlink:type="simple" xlink:href="https://javadoc.io/static/org.owasp.esapi/esapi/2.6.2.0/org/owasp/esapi/Encoder.html" text:style-name="Internet_20_link" text:visited-style-name="Visited_20_Internet_20_Link"><text:span text:style-name="T75">Encoders</text:span></text:a><text:span text:style-name="T75">”, which provide an interface for an assortment of methods for encoding output and decoding input of various types. However, its primary use is to provide </text:span><text:span text:style-name="T20">output</text:span><text:span text:style-name="T75"> encoding as a defense against XSS </text:span><text:span text:style-name="T25">. </text:span><text:span text:style-name="T76">The individual encoding and decoding methods generally are implemented in associated with particular </text:span><text:a xlink:type="simple" xlink:href="https://javadoc.io/static/org.owasp.esapi/esapi/2.6.2.0/org/owasp/esapi/codecs/Codec.html" text:style-name="Internet_20_link" text:visited-style-name="Visited_20_Internet_20_Link"><text:span text:style-name="T76">Codec</text:span></text:a><text:span text:style-name="T76"> classes.</text:span></text:p>
      <text:h text:style-name="P19" text:outline-level="1">Summary Description</text:h>
      <text:p text:style-name="P32"><text:span text:style-name="T128">A vulnerability has been found in all </text:span>ESAPI 2.x <text:span text:style-name="T128">versions </text:span>up through 2.6.2.0. <text:span text:style-name="T128">The vulnerability allows the the bypass of intended SQL Injection defenses. </text:span><text:span text:style-name="T129">[</text:span><text:span text:style-name="T128">Note this </text:span><text:span text:style-name="T129">vulnerability </text:span><text:span text:style-name="T128">is not a SQL Injection in itself, as the ESAPI library contains no SQL statements of any kind.</text:span><text:span text:style-name="T129">]</text:span><text:span text:style-name="T128">The major issue is a combination of absent, incorrect, and misleading documentation where the dangers of the methods are not clearly specified. In a nutshell, the Java documentation over promises, while the code in question, under delivers.</text:span></text:p>
      <text:p text:style-name="P33"><text:span text:style-name="T134">From the perspective of the ESAPI development team, the</text:span> class <text:span text:style-name="T134">Javadoc</text:span> for <text:span text:style-name="T130">the org.owasp.esapi.codecs.OracleCodec </text:span><text:span text:style-name="T131">class</text:span><text:span text:style-name="T130"> was </text:span><text:span text:style-name="T132">incorrect </text:span><text:span text:style-name="T134">and in conflict with warnings provided in the Encoder.encodeForSQL interrace.</text:span><text:span text:style-name="T132"> </text:span><text:span text:style-name="T133">Specifically, it gave an example of a SQL statement that was</text:span><text:span text:style-name="T131"> claimed </text:span><text:span text:style-name="T133">to</text:span><text:span text:style-name="T131"> safe to encode with that codec </text:span><text:span text:style-name="T133">Codec class without any additional input validation. Since the OracleCode</text:span><text:span text:style-name="T175">c</text:span><text:span text:style-name="T133"> class was originally written, \ (backslash) was added as a default escape character for Oracle Database, but the escape character itself was not being handled correctly</text:span></text:p>
      <text:h text:style-name="Heading_20_1" text:outline-level="1">The Details</text:h>
      <text:p text:style-name="P35"><text:span text:style-name="T76">One of </text:span><text:span text:style-name="T134">the</text:span><text:span text:style-name="T76"> Encoder methods, </text:span><text:a xlink:type="simple" xlink:href="https://javadoc.io/static/org.owasp.esapi/esapi/2.6.2.0/org/owasp/esapi/Encoder.html#encodeForSQL-org.owasp.esapi.codecs.Codec-java.lang.String-" text:style-name="Internet_20_link" text:visited-style-name="Visited_20_Internet_20_Link"><text:span text:style-name="T76">Encoder.encodeForSQL</text:span></text:a><text:span text:style-name="T76">, </text:span><text:span text:style-name="T77">had the following documentation associated with it (this associated with ESAPI 2.6.2.0). </text:span><text:span text:style-name="T107">[NOTE: Red text not in the original; used here for emphasis.]</text:span></text:p>
      <text:p text:style-name="P36"><text:span text:style-name="T37">Encode input for use in a SQL query, according to the selected codec (appropriate codecs include the MySQLCodec and OracleCodec). </text:span><text:span text:style-name="T38">This method is not recommended. The use of the </text:span><text:span text:style-name="Source_20_Text"><text:span text:style-name="T39">PreparedStatement</text:span></text:span><text:span text:style-name="T40"> </text:span><text:span text:style-name="T38">interface is the preferred approach. However, if for some reason this is impossible, then this method is provided as a weaker alternative.</text:span><text:span text:style-name="T37"> </text:span><text:soft-page-break/><text:span text:style-name="T37">The best approach is to make sure any single-quotes are double-quoted. Another possible approach is to use the {escape} syntax described in the JDBC specification in section 1.5.6. However, </text:span><text:span text:style-name="T38">this syntax does not work with all drivers, and requires modification of all queries</text:span><text:span text:style-name="T37">.</text:span></text:p>
      <text:p text:style-name="P49">However, what is shown in the signature’s <text:span text:style-name="T113">via the </text:span>Summary section is not so enlightening, as it only stated this (the first sentence of the method’s Javadoc):</text:p>
      <text:p text:style-name="P27">Encode input for use in a SQL query, according to the selected codec (appropriate codecs include the MySQLCodec and OracleCodec).</text:p>
      <text:p text:style-name="P37">What’s shown in red <text:span text:style-name="T82">in the full method’s Javadoc is there for emphasis, but is not there in the original. Between these two, it is easy to see how it could be missed, especially if IDE code completion only shows the Summary portion. </text:span><text:span text:style-name="T134">Still, had that been the documentation problem, the ESAPI team was prepared to tell the CNA to reject the issue. </text:span><text:span text:style-name="T135">(In fact, I initially did so, but then changed my mind because of </text:span><text:span text:style-name="T165">this</text:span><text:span text:style-name="T135"> problem in the OracleCodec Javadoc.)</text:span></text:p>
      <text:p text:style-name="P37">The signature for this <text:span text:style-name="T135">encodeForSQL </text:span>method is:</text:p>
      <text:p text:style-name="P38"><text:a xlink:type="simple" xlink:href="https://javadoc.io/static/org.owasp.esapi/esapi/2.6.2.0/org/owasp/esapi/Encoder.html#encodeForSQL-org.owasp.esapi.codecs.Codec-java.lang.String-" text:style-name="Internet_20_link" text:visited-style-name="Visited_20_Internet_20_Link"><text:span text:style-name="T44">encodeForSQL</text:span></text:a><text:span text:style-name="T41">(</text:span><text:a xlink:type="simple" xlink:href="https://javadoc.io/static/org.owasp.esapi/esapi/2.6.2.0/org/owasp/esapi/codecs/Codec.html" text:style-name="Internet_20_link" text:visited-style-name="Visited_20_Internet_20_Link"><text:span text:style-name="T43">Codec</text:span></text:a><text:span text:style-name="T42"> </text:span><text:span text:style-name="T41">codec, </text:span><text:a xlink:type="simple" xlink:href="https://docs.oracle.com/javase/8/docs/api/java/lang/String.html?is-external=true" text:style-name="Internet_20_link" text:visited-style-name="Visited_20_Internet_20_Link"><text:span text:style-name="T43">String</text:span></text:a><text:span text:style-name="T42"> </text:span><text:span text:style-name="T41">input)</text:span></text:p>
      <text:p text:style-name="P50">It turns out there are <text:span text:style-name="T135">three</text:span> 3 acceptable Codec subclasses that refer to database query encoding:</text:p>
      <text:list xml:id="list3743633387" text:style-name="L2">
        <text:list-item>
          <text:p text:style-name="P76"><text:span text:style-name="T83">DB2Codec: </text:span><text:span text:style-name="T37">Implementation of the Codec interface for DB2 strings. This function will only protect you from SQLi in limited situations.</text:span></text:p>
        </text:list-item>
        <text:list-item>
          <text:p text:style-name="P77">MySQLCodec: <text:span text:style-name="T37">Codec implementation which can be used to escape string literals in MySQL.</text:span><text:line-break/><text:span text:style-name="T37">Implementation accepts 2 Modes as identified by the OWASP Recommended escaping strategies:</text:span></text:p>
        </text:list-item>
        <text:list-item>
          <text:p text:style-name="P76"><text:span text:style-name="T83">OracleCode</text:span><text:span text:style-name="T114">c</text:span><text:span text:style-name="T83">: </text:span><text:span text:style-name="T37">Implementation of the Codec interface for Oracle strings. </text:span><text:span text:style-name="T38">This function will only protect you from SQLi in the case of user data bring placed within an Oracle quoted string such as: select * from table where user_name=' USERDATA ';</text:span></text:p>
        </text:list-item>
      </text:list>
      <text:h text:style-name="P20" text:outline-level="1">But it was the OracleCodec class Javadoc shown in red that resulting in me contacting the CNA a second time and accept the CVE. Our rationale for doing so was we reasoned without an significantly severe CVE, there was concern that <text:span text:style-name="T136">many in </text:span>the ESAPI user community would remain <text:span text:style-name="T136">ignorant of this unsafe method even those we still were planning on doing a new release deprecating the method and improving the related Javadoc and including a new security bulletin (though <text:s/>likely a bit shorter than this) and suitable announcements. We chose the CVE track because we have ample evidence that the release notes, security bulletins, and </text:span><text:span text:style-name="T137">announcements in GitHub discussions and ESAPI news groups are not see by most of the ESAPI user community. </text:span><text:span text:style-name="T138">In short, we thought a CVE was about the only way to get the word out.</text:span></text:h>
      <text:h text:style-name="Heading_20_1" text:outline-level="1">Remediation <text:span text:style-name="T139">for this CVE</text:span></text:h>
      <text:p text:style-name="P21">We create<text:span text:style-name="T140">d </text:span>a new ESAPI release (2.7.0.0) that does the following:</text:p>
      <text:list xml:id="list1811499466" text:style-name="L3">
        <text:list-item>
          <text:p text:style-name="P78"><text:soft-page-break/>Rewrote most of the associated Javadoc to improve and clarify the warning and then include this Security Bulletin with similar warnings as well so that developers will be more apt to notice the inherit dangers of <text:span text:style-name="T140">he Encoder.encodeForSQL interface.</text:span></text:p>
        </text:list-item>
        <text:list-item>
          <text:p text:style-name="P79">Marks the Encoder.encodeForSQL interface, and the DB2Codec, OracleCodec, and MySQLCode<text:span text:style-name="T177">c </text:span>as <text:span text:style-name="T19">deprecated</text:span> and noted them for candidates for removal 1 year after the 2.7.0.0 release.</text:p>
        </text:list-item>
        <text:list-item>
          <text:p text:style-name="P79">Disabled by default the <text:s/>DefaultEncoder.encodeForSQL method, which is the implementation method for the <text:span text:style-name="T141">E</text:span>ncoder.encodeForSQL interface. We did that because:</text:p>
        </text:list-item>
      </text:list>
      <text:list xml:id="list2943074994" text:style-name="L4">
        <text:list-item>
          <text:list>
            <text:list-item>
              <text:list>
                <text:list-item>
                  <text:p text:style-name="P80">Deprecation warnings during builds often go unnoticed.</text:p>
                </text:list-item>
                <text:list-item>
                  <text:p text:style-name="P80">There would be some applications that would just drop the new ESAPI jar into deployment and not recompile at all.</text:p>
                </text:list-item>
              </text:list>
            </text:list-item>
          </text:list>
        </text:list-item>
      </text:list>
      <text:list xml:id="list1058718769" text:style-name="L5">
        <text:list-item>
          <text:p text:style-name="P81">If you do enable if for use, it logs a warning that can be used as an alert in your SIEM that can be monitored to tell who is using it.</text:p>
        </text:list-item>
      </text:list>
      <text:p text:style-name="P22"><text:span text:style-name="T142">Starting in ESAPI 2.7.0.0, in order to</text:span><text:span text:style-name="T143"> use the <text:s/></text:span><text:span text:style-name="T142">Default</text:span><text:span text:style-name="T143">Encoder.encodeForSQL </text:span><text:span text:style-name="T142">(the default reference implementation) </text:span><text:span text:style-name="T143">with any of </text:span><text:span text:style-name="T144">the </text:span><text:span text:style-name="T143">Codecs </text:span><text:span text:style-name="T144">requires a developer to first explicitly enable it </text:span><text:span text:style-name="T142">by </text:span><text:span text:style-name="T145">adding the fully qualified method name as the value to</text:span><text:span text:style-name="T142"> a new property </text:span><text:span text:style-name="T145">name</text:span><text:span text:style-name="T142"> (</text:span><text:span text:style-name="T52">ESAPI.dangerouslyAllowUnsafeMethods.methodName</text:span><text:span text:style-name="T51">) </text:span><text:span text:style-name="T145"><text:s/></text:span><text:span text:style-name="T142">in the </text:span><text:span text:style-name="T148">ESAPI.properties</text:span><text:span text:style-name="T142"> file. That is, </text:span><text:span text:style-name="T145">for </text:span><text:span text:style-name="T142">ESAPI 2.7.0.0 and later have encodeForSQL </text:span><text:span text:style-name="T145">method in the reference implementation </text:span><text:span text:style-name="T142">disabled by default. If you try to use it without explicitly enabling it, ESAPI will throw </text:span><text:span text:style-name="T145">NotConfiguredByDefaultException, which is an unchecked exception. </text:span><text:span text:style-name="T146">See Appendix B for additional details </text:span><text:span text:style-name="T147">about the use of this property, the exception, and messages that are logged.</text:span></text:p>
      <text:h text:style-name="P61" text:outline-level="1">Explanation of the Exploit</text:h>
      <text:p text:style-name="P87">Security researcher Longlong Gong has prepared an excellent explanation along with a Proof of Concept working exploit at <text:a xlink:type="simple" xlink:href="https://github.com/uglory-gll/javasec/blob/main/ESAPI.md" text:style-name="Internet_20_link" text:visited-style-name="Visited_20_Internet_20_Link">https://github.com/uglory-gll/javasec/blob/main/ESAPI.md</text:a>. What makes this PoC so interesting (and a reason we felt we could not reject it) is because the SQL statement that it is bypassing is essentially the same pattern that the ESAPI 2.6.2.<text:span text:style-name="T168">0 (the latest version at the time)</text:span> <text:a xlink:type="simple" xlink:href="https://javadoc.io/static/org.owasp.esapi/esapi/2.6.2.0/org/owasp/esapi/codecs/OracleCodec.html" text:style-name="Internet_20_link" text:visited-style-name="Visited_20_Internet_20_Link">OracleCodec</text:a> Javadoc claims ESAPI would safely encode. So kudos to Longlong Gong for that.</text:p>
      <text:p text:style-name="P88">The reason that this exploit works is that it <text:span text:style-name="T169">passes in the value for the “id” query parameter string (when decoded) of:</text:span></text:p>
      <text:p text:style-name="P89">“<text:span text:style-name="T169">1\’ and if(1=1,sleep(5),1)--”</text:span></text:p>
      <text:p text:style-name="P90">to the Oracle Database. <text:s/>If you recall the original SQL statement was:</text:p>
      <text:p text:style-name="P91">“select * from sqli where id = ‘” + ESAPI.encoder().encodeForSQL(oracleCodec, id) + “’”;</text:p>
      <text:p text:style-name="P90">So after processing, the SQL query <text:span text:style-name="T170">ends up getting processed as:</text:span></text:p>
      <text:p text:style-name="P92"><text:soft-page-break/><text:span text:style-name="T168">“</text:span>select * from sqli where id = ‘1’ <text:span text:style-name="T170">and if(1=1,sleep(5),1)</text:span>--<text:span text:style-name="T170">”</text:span></text:p>
      <text:p text:style-name="P94"><text:span text:style-name="T173">B</text:span>ecause \ is the default escape character <text:span text:style-name="T173">for Oracle Database, t</text:span>he \’ <text:span text:style-name="T173">sequence </text:span>results in the single quote being escaped (, to it terminates the first term in the WHERE clause. The ‘and’ introduces a second term, which tells the database to sleep for 5 seconds when the ‘if’ clause is true.</text:p>
      <text:p text:style-name="P93">OracleCodec failed here because it was not doing any special processing of the escape character itself. Normally, codecs will want to also escape the escape character itself (thus rewriting a single backslash as \\, resulting it being interpreted as a harmless \ rather than it being interpreted as instructions to escape the following character. However, it didn’t because back 2007, the author of OracleCodec <text:span text:style-name="T171">researched Oracle Database and did not find any evidence of any escape character. Times change, and in this case, it resulted in a vulnerability that allowed resulted in allowing a SQL injection.</text:span></text:p>
      <text:p text:style-name="P95"><text:span text:style-name="T172">Note that while for Oracle Database the backslash character is the </text:span><text:span text:style-name="T23">default </text:span><text:span text:style-name="T80">escape character, it can be defined by the developer. <text:s/>This is the short reason why we decided not to try to fix this. (E.g., see <text:s/>the OracleCodec class Javadoc for ESAPI 2.7.0..0 or later for details.)</text:span></text:p>
      <text:h text:style-name="P15" text:outline-level="1">Impact</text:h>
      <text:p text:style-name="P48"><text:span text:style-name="T126">If your application is using </text:span><text:span text:style-name="T127">the </text:span><text:span text:style-name="T81">Encode</text:span><text:span text:style-name="T92">r</text:span><text:span text:style-name="T81">.encodeForSQL </text:span><text:span text:style-name="T127">interface</text:span><text:span text:style-name="T81">—</text:span><text:span text:style-name="T126">either directly or via a direct or transitive dependency—and there an exploitable path </text:span><text:span text:style-name="T127">to the SQL statement that you are attempting to escape, there is</text:span></text:p>
      <text:p text:style-name="P48"><text:span text:style-name="T81">SQL injection vulnerabilities </text:span><text:span text:style-name="T110">are possible be </text:span><text:span text:style-name="T81">unless you have used Encode</text:span><text:span text:style-name="T92">r</text:span><text:span text:style-name="T81">.encodeForSQL </text:span><text:span text:style-name="T18">with extreme caution</text:span><text:span text:style-name="T81">. In general, this approach was never advised and is </text:span><text:span text:style-name="T124">now</text:span><text:span text:style-name="T81"> </text:span><text:span text:style-name="T124">tagged as</text:span><text:span text:style-name="T81"> deprecated </text:span><text:span text:style-name="T124">and is a </text:span><text:span text:style-name="T22">candidate</text:span><text:span text:style-name="T124"> for remov</text:span><text:span text:style-name="T166">al</text:span><text:span text:style-name="T124"> in</text:span><text:span text:style-name="T81"> the near future </text:span><text:span text:style-name="T124">(as soon as a year)</text:span><text:span text:style-name="T81">. </text:span><text:span text:style-name="T166">(Note we do NOT intend to simply deleted these deprecated methods without first engaging in a discussion with the ESAPI community to allow your voice to be heard. Watch the ESAPI GitHub’s Discussion space for a post called “</text:span><text:a xlink:type="simple" xlink:href="https://github.com/search?q=repo%3AESAPI%2Fesapi-java-legacy%20%20Should%20ESAPI%20Remove%20the%20Deprecated%20Encoder.encodeForSQL%20Interface&amp;type=discussions" text:style-name="Internet_20_link" text:visited-style-name="Visited_20_Internet_20_Link"><text:span text:style-name="T166">Should ESAPI Remote the Deprecated Encoder.encodeForSQL Interface?</text:span></text:a><text:span text:style-name="T166">”.</text:span><text:span text:style-name="T167">)</text:span></text:p>
      <text:h text:style-name="P11" text:outline-level="1"><text:span text:style-name="T81">How </text:span><text:span text:style-name="T83">C</text:span><text:span text:style-name="T81">an I </text:span><text:span text:style-name="T83">T</text:span><text:span text:style-name="T81">ell </text:span><text:span text:style-name="T83">I</text:span><text:span text:style-name="T81">f </text:span><text:span text:style-name="T83">M</text:span><text:span text:style-name="T81">y </text:span><text:span text:style-name="T83">A</text:span><text:span text:style-name="T81">pplication </text:span><text:span text:style-name="T83">I</text:span><text:span text:style-name="T81">s </text:span><text:span text:style-name="T83">I</text:span><text:span text:style-name="T81">mpacted</text:span><text:span text:style-name="T59">?</text:span></text:h>
      <text:p text:style-name="P44"><text:span text:style-name="aqj"><text:span text:style-name="T62">The simple short answer is, “recursively grep your code to look for a method named ‘encodeForSQL’”. If you find one and it’s the one for ESAPI, you probably are affected unless you provided sufficiently strong data validation to prevent SQL injection.</text:span></text:span></text:p>
      <text:p text:style-name="P45"><text:span text:style-name="aqj"><text:span text:style-name="T62">The longer answer is more complicated, as there is always a possibility that you are using ESAPI’s DefaultEncoder.encodeForSQL or one of </text:span></text:span><text:span text:style-name="aqj"><text:span text:style-name="T67">its</text:span></text:span><text:span text:style-name="aqj"><text:span text:style-name="T62"> <text:s/></text:span></text:span><text:span text:style-name="aqj"><text:span text:style-name="T63">3 </text:span></text:span><text:span text:style-name="aqj"><text:span text:style-name="T62">database codecs in a vulnerable manner </text:span></text:span><text:span text:style-name="aqj"><text:span text:style-name="T67">via a dependency </text:span></text:span><text:span text:style-name="aqj"><text:span text:style-name="T63">that exposes you to you to an exploitable path. </text:span></text:span><text:span text:style-name="aqj"><text:span text:style-name="T67">That is much more difficult to determine. </text:span></text:span><text:span text:style-name="aqj"><text:span text:style-name="T63">You can individually thoroughly research each of the dependencies that are using ESAPI to see if they are using encodeForSQL (or </text:span></text:span><text:span text:style-name="aqj"><text:span text:style-name="T61">OracleCode</text:span></text:span><text:span text:style-name="aqj"><text:span text:style-name="T66">c</text:span></text:span><text:span text:style-name="aqj"><text:span text:style-name="T61">; possibly DB2Codec and MySQLCodec</text:span></text:span><text:span text:style-name="aqj"><text:span text:style-name="T63">) and see it that code is reachable from your code so that there is an exploitable path. </text:span></text:span><text:span text:style-name="aqj"><text:span text:style-name="T64">Some SCA tools have “reachability analysis” that may be helpful in such a context. </text:span></text:span><text:span text:style-name="aqj"><text:span text:style-name="T65">IAST tools such as Contrast Security may also be helpful if you have good regression tests or you have a web or API interface that you can use in combination with a tool for penetration testing.</text:span></text:span></text:p>
      <text:h text:style-name="Heading_20_1" text:outline-level="1"><text:soft-page-break/>Workaround<text:span text:style-name="T149">s</text:span></text:h>
      <text:p text:style-name="P17"><text:span text:style-name="T15">Stop using </text:span><text:span text:style-name="T18">Encoder.encodeForSQL!!! </text:span><text:span text:style-name="T81">If you must use it for some reason (see </text:span><text:span text:style-name="T149">the A</text:span><text:span text:style-name="T81">ppendix), then make sure that you apply </text:span><text:span text:style-name="T106">additional security-in-depth such as canonicalizing the input followed by </text:span><text:span text:style-name="T81">rigorous </text:span><text:span text:style-name="T106">input </text:span><text:span text:style-name="T81">validation, ideally using an allow-list approach.</text:span></text:p>
      <text:p text:style-name="P47"><text:span text:style-name="T68">&lt;TODO: Do we need anything more here??? </text:span><text:span text:style-name="T69">Include examples that have validation? </text:span><text:span text:style-name="T70">(I have intentionally avoided providing examples, because if we mess one up, we’ll get blamed and if we don’t provide one for someone’s specific use case, someone will be more inclined to email us or create a GitHub issue to get their question answered.</text:span><text:span text:style-name="T69"> </text:span><text:span text:style-name="T70">However, if someone thinks one or two is essential, then go for it.</text:span><text:span text:style-name="T68">&gt;</text:span></text:p>
      <text:h text:style-name="Heading_20_1" text:outline-level="1">Solution</text:h>
      <text:p text:style-name="P13">This section describes the high level changes made to ESAPI in version <text:span text:style-name="T81">2.7.0.0</text:span> to address <text:span text:style-name="T58">this issue.</text:span></text:p>
      <text:p text:style-name="P14"><text:span text:style-name="T58">We debated whether to just flat-out to remove the code or replace it with throwing an unchecked RuntimeException that referred to the GitHub security advisory. However, since we didn’t want to be responsible for flat out breaking people’s production code, we decided the better course of action was to deprecate the </text:span><text:span text:style-name="T100">the relevant</text:span><text:span text:style-name="T58"> methods </text:span><text:span text:style-name="T100">and classes and then </text:span><text:span text:style-name="T17">consider</text:span><text:span text:style-name="T16"> remov</text:span><text:span text:style-name="T17">ing </text:span><text:span text:style-name="T78">after giving the ESAPI user community some time for a healthy debate regarding whether they should go or stay. </text:span><text:span text:style-name="T79">However, depending on the ensuing discussion, we may remove these methods in as short as 1 years time, so beware.</text:span></text:p>
      <text:h text:style-name="P18" text:outline-level="1">Lessons Learned</text:h>
      <text:p text:style-name="P51">I think there are 2 related lessons here <text:span text:style-name="T109">and one last one, that stands on its own</text:span>:</text:p>
      <text:list xml:id="list1191840013" text:style-name="L6">
        <text:list-item>
          <text:p text:style-name="P82"><text:span text:style-name="T81">You </text:span><text:span text:style-name="T100">should not </text:span><text:span text:style-name="T81">assume that technology and standards stand still.</text:span></text:p>
          <text:p text:style-name="P82"><text:span text:style-name="T98">Aside from the previously mentioned Javadoc issues which we believe are now addressed in ESAPI 2.7.0.0, the current Oracle JDBC Driver that was used in the proof-of-concept, </text:span><text:span text:style-name="T99">now allows “\” (i.e., backslash) as an escape character. ESAPI founder and original implementer of encodeForSQL and OracleCodec states that back in 2007(when these were originally written), only “’” (i.e., a single quote) was the only permissible escape character. </text:span><text:span text:style-name="T101">[I trust Jeff when he says this, so I have not bothered to confirm its truthfulness. Call me lazy, but given this is water under the bridge, it hardly seems to matter.]</text:span></text:p>
          <text:p text:style-name="P83">In fact, <text:span text:style-name="T105">the actual situation seems worse than that.</text:span> Jeff Williams referred me to a <text:a xlink:type="simple" xlink:href="https://www.oreilly.com/library/view/oracle-sqlplus-the/0596007469/re62.html" text:style-name="Internet_20_link" text:visited-style-name="Visited_20_Internet_20_Link">PL/SQL </text:a><text:a xlink:type="simple" xlink:href="https://www.oreilly.com/library/view/oracle-sqlplus-the/0596007469/re62.html" text:style-name="Internet_20_link" text:visited-style-name="Visited_20_Internet_20_Link"><text:span text:style-name="T105">reference for “SET ESCAPE”</text:span></text:a><text:span text:style-name="T105"> that allows for setting the the escape character to be set to some arbitrary character for Oracle <text:s/>SQL*Plus.(The default is the \ character.) </text:span><text:span text:style-name="T120">It turns out that by using the “ESCAPE”keyword, one can also change the Oracle database escape character, although it;s not been confirmed one an do this via JDBC. (F</text:span><text:span text:style-name="T121">see “How to Escape Characters in Oracle PL/SQL Queries” for details and an example.) It it because possibility of changing the escape character we believe escaping is indefensible and are not attempting to </text:span><text:span text:style-name="T122">any</text:span><text:span text:style-name="T121"> </text:span><text:span text:style-name="T122">code</text:span><text:span text:style-name="T121"> in the OracleCodec </text:span><text:span text:style-name="T122">class</text:span><text:span text:style-name="T121">. Similar things may be possible in the DB2Codec and MySQLCodec classes if their respective databases allow similar constructs to </text:span><text:soft-page-break/><text:span text:style-name="T121">change the escape character, </text:span><text:span text:style-name="T122">so those are not being changed either. Instead, we a going to deprecate all 3 of </text:span><text:span text:style-name="T123">those Codecs</text:span><text:span text:style-name="T122"> and the Encoder.en</text:span><text:span text:style-name="T123">codeForSQL interface as well.</text:span></text:p>
        </text:list-item>
        <text:list-item>
          <text:p text:style-name="P84">The static unit tests that we have are not sufficient to detect this sort of change in the JDBC drivers, in part because the are most mock tests based on 2007 JDBC tests.</text:p>
          <text:p text:style-name="P85">A better approach, but one much more complex (and potentially, expensive) to write and execute, would be <text:span text:style-name="T102">write automated dynamic</text:span> <text:span text:style-name="T102">tests similar </text:span><text:span text:style-name="T103">in nature </text:span><text:span text:style-name="T102">to </text:span><text:span text:style-name="T103">the manual pen testing that security</text:span><text:span text:style-name="T102"> researcher, Longlong Gong , did.</text:span></text:p>
          <text:p text:style-name="P85"><text:span text:style-name="T103">Conceptually this could work by configuring some test infrastructure by setting </text:span>up <text:span text:style-name="T103">a </text:span>small <text:span text:style-name="T103">web UI or API </text:span>example <text:span text:style-name="T103">to test against, built </text:span><text:span text:style-name="T102">using the latest JDBC drivers and various </text:span><text:span text:style-name="T103">and sundry </text:span><text:span text:style-name="T102">SQL statements </text:span><text:span text:style-name="T104">escaped </text:span><text:span text:style-name="T102">using encodeForSQL </text:span><text:span text:style-name="T104">and then </text:span><text:span text:style-name="T102">connect</text:span><text:span text:style-name="T103">ing </text:span><text:span text:style-name="T102">them to a real </text:span><text:span text:style-name="T104">(but small) </text:span><text:span text:style-name="T102">Oracle / IBM DB2 / MySQL database. </text:span><text:span text:style-name="T104">The regularly run some dynamic scanner to test for SQL injections against the web UI or API endpoints.</text:span></text:p>
          <text:p text:style-name="P83">In all likelihood, we will not do this but instead, we will continue to rely on the abilities and good graces of offensive security white-hat researchers to responsibly report such findings to us. We hope that along with the new extensive warnings that we have added too the 2.7.0.0 release will make this a moot point in the future.</text:p>
        </text:list-item>
        <text:list-item>
          <text:p text:style-name="P86">Documentation is important. If it is incomplete, obtuse, or contradictory, it can mislead developers to do dangerous things. The core team needs to review at least all the public Javadoc.</text:p>
        </text:list-item>
      </text:list>
      <text:h text:style-name="Heading_20_1" text:outline-level="1">Acknowledgments</text:h>
      <text:p text:style-name="P46"><text:span text:style-name="T30">S</text:span><text:span text:style-name="T29">ecurity Researcher </text:span><text:span text:style-name="T33">who brought this to our attention</text:span><text:span text:style-name="T29">: Longlong Gong </text:span><text:span text:style-name="T31">(</text:span><text:a xlink:type="simple" xlink:href="https://github.com/uglory-gll" text:style-name="Internet_20_link" text:visited-style-name="Visited_20_Internet_20_Link">uglory-gll</text:a><text:span text:style-name="T31">)</text:span></text:p>
      <text:p text:style-name="P58"><text:span text:style-name="T30">R</text:span><text:span text:style-name="T29">eviewers: Matt Seil, Jeremiah Stacey, </text:span><text:span text:style-name="T34">???</text:span><text:span text:style-name="T36">Erika von Kampen, Jeff Williams, Ken Pyle </text:span><text:span text:style-name="T34">?? </text:span><text:span text:style-name="T35">others ???</text:span></text:p>
      <text:h text:style-name="Heading_20_1" text:outline-level="1">References</text:h>
      <text:p text:style-name="P43">Longlong Gong’s original vulnerability report: <text:a xlink:type="simple" xlink:href="https://github.com/uglory-gll/javasec/blob/main/ESAPI.md" text:style-name="Internet_20_link" text:visited-style-name="Visited_20_Internet_20_Link"><text:span text:style-name="T28">https://github.com/uglory-gll/javasec/blob/main/ESAPI.md</text:span></text:a></text:p>
      <text:h text:style-name="P60" text:outline-level="1"><text:span text:style-name="T84">A</text:span>ppendix <text:s/><text:span text:style-name="T150">A </text:span>– Common<text:span text:style-name="T98">ly </text:span><text:span text:style-name="T164">C</text:span><text:span text:style-name="T98">ited</text:span> <text:span text:style-name="T164">U</text:span>se <text:span text:style-name="T164">C</text:span>ases for encodeForSQL</text:h>
      <text:p text:style-name="P28"/>
      <text:p text:style-name="P57">While reading though this section, it’s important to keep in mind the following primary defenses, ranked in order of overall effectiveness as referenced in the <text:a xlink:type="simple" xlink:href="https://cheatsheetseries.owasp.org/cheatsheets/SQL_Injection_Prevention_Cheat_Sheet.html#primary-defenses" text:style-name="Internet_20_link" text:visited-style-name="Visited_20_Internet_20_Link">OWASP SQL Injection Prevention Cheat Sheet, Primary Defenses section</text:a>:</text:p>
      <text:list xml:id="list1150679174" text:style-name="L7">
        <text:list-item>
          <text:p text:style-name="P96">Option 1: Use of Prepared Statements (with Parameterized Queries)</text:p>
        </text:list-item>
        <text:list-item>
          <text:p text:style-name="P96">Option 2: Use of Properly Constructed Stored Procedures</text:p>
        </text:list-item>
        <text:list-item>
          <text:p text:style-name="P96">Option 3: Allow-list Input Validation</text:p>
        </text:list-item>
        <text:list-item>
          <text:p text:style-name="P96">Option 4: STRONGLY DISCOURAGED: Escaping All User Supplied Input</text:p>
        </text:list-item>
      </text:list>
      <text:p text:style-name="P57"/>
      <text:p text:style-name="P56"><text:soft-page-break/>Jeff Williams, <text:span text:style-name="T93">ESAPI’s founder,</text:span> claims that sometime<text:span text:style-name="T93">s</text:span> Encoder.encodeForSQL <text:span text:style-name="T94">(which corresponds to Option 4, above) </text:span>is needed as a last resort for things that cannot be done <text:s/>by one of the other preferred <text:span text:style-name="T94">options. Note that the current core ESAPI development team doesn’t necessarily agree with all of these points, but one does what one feels they need to do in an expedient manner to protect their application, so we are not question any specific individual choices that have been made by well-informed development teams. However, we do believe that some of the previous existing ESAPI Javadoc was incomplete, possibly misleading and even partially contradictory in parts. We have striven to address these documentation issues in the ESAPI 2.7.0.0 release.</text:span></text:p>
      <text:p text:style-name="P56"/>
      <text:p text:style-name="P23">[Source: My summary, based on content of lengthy SMS messages between myself and Jeff Williams on June 7, 2025. <text:span text:style-name="T95">I have done my best to capture Jeff’s thoughts in a succinct manner, but any mistakes here are of my own doing.</text:span>]</text:p>
      <text:p text:style-name="P56"/>
      <text:list xml:id="list3321231193" text:style-name="L8">
        <text:list-item>
          <text:p text:style-name="P62">You sometimes need Option 4, but e<text:span text:style-name="T96">s</text:span>caping is fragile protection.</text:p>
          <text:list>
            <text:list-item>
              <text:p text:style-name="P62"><text:span text:style-name="T97">It</text:span> is necessary in some situations where you can’t parameterize.</text:p>
            </text:list-item>
            <text:list-item>
              <text:p text:style-name="P63">In fact, encodeForSQL is basically for when <text:span text:style-name="T97">developers are</text:span> doing crazy stuff, and that should be part of the risk calculation.</text:p>
            </text:list-item>
          </text:list>
        </text:list-item>
        <text:list-item>
          <text:p text:style-name="P63">In a parameterized SQL query, you cannot parameterize structural elements such as:</text:p>
          <text:list>
            <text:list-item>
              <text:p text:style-name="P64"><text:span text:style-name="T90">Identifiers</text:span><text:span text:style-name="T89">: This includes things like:</text:span></text:p>
              <text:list>
                <text:list-item>
                  <text:p text:style-name="P64"><text:span text:style-name="T89">T</text:span><text:span text:style-name="T90">able names</text:span><text:span text:style-name="T89">: You cannot use a parameter to specify which table the query should operate on, like SELECT * FROM @tablename.</text:span></text:p>
                </text:list-item>
                <text:list-item>
                  <text:p text:style-name="P64"><text:span text:style-name="T90">Column names</text:span><text:span text:style-name="T89">: Similarly, you cannot parameterize which columns to select, like SELECT @columnname FROM mytable.</text:span></text:p>
                </text:list-item>
                <text:list-item>
                  <text:p text:style-name="P64"><text:span text:style-name="T91">S</text:span><text:span text:style-name="T90">chema names, database names</text:span><text:span text:style-name="T89">: These are also considered part of the query's structure and cannot be parameterized.</text:span></text:p>
                </text:list-item>
              </text:list>
            </text:list-item>
            <text:list-item>
              <text:p text:style-name="P64"><text:span text:style-name="T90">SQL Keywords:</text:span><text:span text:style-name="T89"> Keywords like SELECT, FROM, WHERE, ORDER BY, etc., cannot be parameterized.</text:span></text:p>
            </text:list-item>
            <text:list-item>
              <text:p text:style-name="P64"><text:span text:style-name="T90">Operators</text:span><text:span text:style-name="T89">: You cannot parameterize operators, like using a parameter for the comparison operator in a WHERE clause (e.g., WHERE column @operator value).</text:span></text:p>
            </text:list-item>
            <text:list-item>
              <text:p text:style-name="P64"><text:span text:style-name="T90">Function names</text:span><text:span text:style-name="T89">: Similar to operators, you cannot parameterize function names within the query.</text:span></text:p>
            </text:list-item>
            <text:list-item>
              <text:p text:style-name="P64"><text:span text:style-name="T90">Expressions</text:span><text:span text:style-name="T89">: Complex expressions cannot be directly parameterized.</text:span></text:p>
            </text:list-item>
            <text:list-item>
              <text:p text:style-name="P65"><text:span text:style-name="T47">L</text:span><text:span text:style-name="T45">ists of values for IN predicates: While you can use multiple parameter placeholders, you cannot use a single placeholder to represent a whole list of values within an IN() predicate.</text:span></text:p>
            </text:list-item>
          </text:list>
        </text:list-item>
        <text:list-item>
          <text:p text:style-name="P65"><text:span text:style-name="T46">Its also been used for </text:span><text:span text:style-name="T45">dynamic query building for performance that gets too complex to parameterize.</text:span></text:p>
        </text:list-item>
        <text:list-item>
          <text:p text:style-name="P65"><text:span text:style-name="T46">Developers have also</text:span><text:span text:style-name="T45"> use</text:span><text:span text:style-name="T46">s</text:span><text:span text:style-name="T45"> escaping to fix complex concatenated queries because it’s faster than changing everything to a parameterize query.</text:span></text:p>
        </text:list-item>
      </text:list>
      <text:p text:style-name="P25"/>
      <text:p text:style-name="P29"><text:span text:style-name="T49">Opinion: </text:span><text:span text:style-name="T45">I am </text:span><text:span text:style-name="T50">not</text:span><text:span text:style-name="T45"> a SQL expert; </text:span><text:span text:style-name="T48">I haven’t even played one on TV or stayed at a Holiday Inn Express last night. B</text:span><text:span text:style-name="T45">ut I have been in the AppSec field for more than 25 years and </text:span><text:span text:style-name="T48">during that time </text:span><text:span text:style-name="T45">have worked with dozens of DBAs who were SQL experts. And I believe </text:span></text:p>
      <text:p text:style-name="P29"><text:span text:style-name="T45">most of the DBAs would tell </text:span><text:span text:style-name="T48">developers</text:span><text:span text:style-name="T45"> “if you can’t use Option 1 f</text:span><text:span text:style-name="T48">or the </text:span><text:span text:style-name="T45">use cases presented here, Option 2 </text:span><text:span text:style-name="T48">generally </text:span><text:span text:style-name="T45">would be a better workable alternative than Option 4”. </text:span><text:span text:style-name="T48">And I would add, that if you are going to resort to Option 4, then you should always use it </text:span><text:soft-page-break/><text:span text:style-name="T48">with an additional security-in-depth layer, such as canonicalization, allow-list validation, and strong typing.</text:span></text:p>
      <text:h text:style-name="P59" text:outline-level="1"><text:span text:style-name="T53">A</text:span><text:span text:style-name="T54">ppendix <text:s/></text:span><text:span text:style-name="T55">B </text:span><text:span text:style-name="T54">– </text:span><text:span text:style-name="T55">Enabling the Encoder.encodeForSQL Interface in ESAPI 2.7.0.0 </text:span><text:span text:style-name="T56">and</text:span><text:span text:style-name="T55"> Later</text:span></text:h>
      <text:p text:style-name="P24">So, you’ve decided after reading all this and all the warnings in the updated related Javadoc, that you still need to use Encoder.encodeForSQL and want to know how to enable “foot gun” mode and risk a SQL injection? Well, since ESAPI is open source, you could have just created your own version of ESAPI’s DefaultEncoder class and bypassed our attempts to protect you from yourself, <text:span text:style-name="T151">And since</text:span> we couldn’t stop y<text:span text:style-name="T151">ou, we will show you how to done it without all that mess. (Because, chances are, if you copy DefaultEncoder, you </text:span><text:span text:style-name="T152">likely wouldn’t keep up with any patches to it and that would be even worse.) So here’s what what we recommend that you do:</text:span></text:p>
      <text:list xml:id="list3790429908" text:style-name="L9">
        <text:list-item>
          <text:p text:style-name="P68">First, have your AppSec team analyze all <text:s/>your uses to the Encoder.encodeForSQL interface to determine if you are not leaving yourself vulnerable to SQL injection vulnerabilities.</text:p>
        </text:list-item>
        <text:list-item>
          <text:p text:style-name="P68">Next, locate your application’s <text:span text:style-name="T1">ESAPI.properties</text:span> file and add the value “org.owasp.esap<text:span text:style-name="T178">i</text:span>.reference.DefaultEncoder.encodeForSQL” to the property named “ESAPI.dangerouslyAllowUnsafeMethods.methodNames”. <text:span text:style-name="T153">If that property name is not present, either uncomment it <text:s/>or add it as appropriate. </text:span><text:span text:style-name="T154">If you fail to do this step and DefaultEncoder.encodeForSQL is called, it will throw an unchecked exception (NotConfiguredByDefaultException) causing the call to fail. </text:span><text:span text:style-name="T155">The exception </text:span><text:span text:style-name="T156">message </text:span><text:span text:style-name="T155">will look something like:</text:span></text:p>
          <text:list>
            <text:list-header>
              <text:p text:style-name="P68">org.owasp.esapi.errors.NotConfiguredByDefaultException: Method not explicitly enabled in property ESAPI.dangerouslyAllowUnsafeMethods.methodNames; SIEM ALERT: Method 'org.owasp.esapi.reference.DefaultEncoder.encodeForSQL' has been invoked despite having credible security concerns; see CVE-2025-<text:span text:style-name="T156">5878 </text:span>and ESAPI Security Bulletin #13 for details.</text:p>
            </text:list-header>
          </text:list>
          <text:p text:style-name="P69">That is why we urge you to keep you AppSec team in the loop.</text:p>
        </text:list-item>
        <text:list-item>
          <text:p text:style-name="P70">If you are going to do this, we strongly recommend that you also set a value for the new property “ESAPI.dangerouslyAllowUnsafeMethods.justification” to give a brief justification for this. And example might be:</text:p>
          <text:list>
            <text:list-header>
              <text:p text:style-name="P70">ESAPI.dangerouslyAllowUnsafeMethods.justification=Approved by AppSec via security exception ticket InfoSecEx4763</text:p>
            </text:list-header>
          </text:list>
          <text:p text:style-name="P70">This justification will appear in the log file. If you do not have a justification “None” will be printed instead for the justification. <text:span text:style-name="T157">If you were to use that for this property, when ESAPI logs the event as a warning of an EVENT_FAILURE, the logged warning message would look something like this:</text:span></text:p>
          <text:list text:continue-numbering="true">
            <text:list-header>
              <text:p text:style-name="P71">WARNING: [<text:span text:style-name="T158">SECURITY</text:span> FAILURE <text:span text:style-name="T21">username</text:span>:@64.14.103.52 -&gt; 10.1.43.6:80/<text:span text:style-name="T159">My</text:span>Application<text:span text:style-name="T159">Name</text:span>/Encoder] SIEM ALERT: Method <text:soft-page-break/>'org.owasp.esapi.reference.DefaultEncoder.encodeForSQL' has been invoked despite having credible security concerns; for additional details, see see CVE-2025-5878 and ESAPI Security Bulletin #13 for details. Provided justification: Approved by AppSec via security exception ticket InfoSecEx4763</text:p>
            </text:list-header>
          </text:list>
          <text:p text:style-name="P73">If the justification is left unset, the warning would instead be logged as:</text:p>
          <text:list text:continue-numbering="true">
            <text:list-header>
              <text:p text:style-name="P72">WARNING: [<text:span text:style-name="T158">SECURITY</text:span> FAILURE <text:span text:style-name="T21">username</text:span>:@64.14.103.52 -&gt; 10.1.43.6:80/<text:span text:style-name="T159">My</text:span>Application<text:span text:style-name="T159">Name</text:span>/Encoder] SIEM ALERT: Method 'org.owasp.esapi.reference.DefaultEncoder.encodeForSQL' has been invoked despite having credible security concerns; for additional details, see see CVE-2025-5878 and ESAPI Security Bulletin #13 for details. Provided justification: <text:span text:style-name="T157">None</text:span></text:p>
            </text:list-header>
          </text:list>
          <text:p text:style-name="P74">The former with some reasonable explanation given, is less likely to result in a phone call to one to your developers in the wee morning hours from someone monitoring SIEM alerts. You have been warned.<text:line-break/></text:p>
          <text:p text:style-name="P75">Note: In the above <text:span text:style-name="T19">username </text:span><text:span text:style-name="T160">is only replaced with the actual authenticated username if <text:s/>ESAPI is being used for authentication </text:span><text:span text:style-name="T161">(ESAPI.authenticator().getCurrentUser() is being used to obtain that</text:span><text:span text:style-name="T160">. Otherwise “</text:span><text:span text:style-name="T162">Anonymous” </text:span><text:span text:style-name="T163">will</text:span><text:span text:style-name="T162"> be used </text:span><text:span text:style-name="T163">for the username</text:span><text:span text:style-name="T162">.</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monospace"/>
    <style:font-face style:name="DejaVu Serif" svg:font-family="'DejaVu Serif', Georgia, 'Times New Roman', Times, serif"/>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Source Sans Pro" svg:font-family="'Source Sans Pro', Helvetica, Arial, sans-serif"/>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6T23:38:00.098802707</meta:creation-date>
    <dc:language>en-US</dc:language>
    <meta:editing-cycles>134</meta:editing-cycles>
    <meta:editing-duration>P1DT23H56M9S</meta:editing-duration>
    <meta:generator>LibreOffice/7.3.7.2$Linux_X86_64 LibreOffice_project/30$Build-2</meta:generator>
    <dc:description>Fixed in ESAPI 2.5.2.0</dc:description>
    <meta:keyword>vulnerability</meta:keyword>
    <meta:keyword>DoS</meta:keyword>
    <meta:keyword>Apache Commons FileUpload</meta:keyword>
    <dc:subject>ESAPI Security Bulletin</dc:subject>
    <dc:title>How Does CVE-2023-24998 Impact ESAPI?</dc:title>
    <dc:date>2025-06-22T18:51:08.495818256</dc:date>
    <dc:creator>Kevin Wall</dc:creator>
    <meta:printed-by>Kevin Wall</meta:printed-by>
    <meta:print-date>2025-06-19T15:50:29.845360470</meta:print-date>
    <meta:document-statistic meta:table-count="2" meta:image-count="0" meta:object-count="0" meta:page-count="10" meta:paragraph-count="140" meta:word-count="3892" meta:character-count="24947" meta:non-whitespace-character-count="21212"/>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